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264109419999841" calcext:value-type="float">
            <text:p>0.026410942</text:p>
          </table:table-cell>
          <table:table-cell office:value-type="float" office:value="2271.78568640362" calcext:value-type="float">
            <text:p>2271.7856864036</text:p>
          </table:table-cell>
        </table:table-row>
        <table:table-row table:style-name="ro1">
          <table:table-cell office:value-type="float" office:value="0.0638046050000867" calcext:value-type="float">
            <text:p>0.063804605</text:p>
          </table:table-cell>
          <table:table-cell office:value-type="float" office:value="1604.54994740246" calcext:value-type="float">
            <text:p>1604.5499474025</text:p>
          </table:table-cell>
        </table:table-row>
        <table:table-row table:style-name="ro1">
          <table:table-cell office:value-type="float" office:value="0.100988434000101" calcext:value-type="float">
            <text:p>0.100988434</text:p>
          </table:table-cell>
          <table:table-cell office:value-type="float" office:value="1613.60466669468" calcext:value-type="float">
            <text:p>1613.6046666947</text:p>
          </table:table-cell>
        </table:table-row>
        <table:table-row table:style-name="ro1">
          <table:table-cell office:value-type="float" office:value="0.13861026099994" calcext:value-type="float">
            <text:p>0.138610261</text:p>
          </table:table-cell>
          <table:table-cell office:value-type="float" office:value="1594.81888001497" calcext:value-type="float">
            <text:p>1594.818880015</text:p>
          </table:table-cell>
        </table:table-row>
        <table:table-row table:style-name="ro1">
          <table:table-cell office:value-type="float" office:value="0.176662952000015" calcext:value-type="float">
            <text:p>0.176662952</text:p>
          </table:table-cell>
          <table:table-cell office:value-type="float" office:value="1576.7610232843" calcext:value-type="float">
            <text:p>1576.7610232843</text:p>
          </table:table-cell>
        </table:table-row>
        <table:table-row table:style-name="ro1">
          <table:table-cell office:value-type="float" office:value="0.214724496999906" calcext:value-type="float">
            <text:p>0.214724497</text:p>
          </table:table-cell>
          <table:table-cell office:value-type="float" office:value="1576.39423203055" calcext:value-type="float">
            <text:p>1576.3942320306</text:p>
          </table:table-cell>
        </table:table-row>
        <table:table-row table:style-name="ro1">
          <table:table-cell office:value-type="float" office:value="0.252770677999934" calcext:value-type="float">
            <text:p>0.252770678</text:p>
          </table:table-cell>
          <table:table-cell office:value-type="float" office:value="1577.03081946536" calcext:value-type="float">
            <text:p>1577.0308194654</text:p>
          </table:table-cell>
        </table:table-row>
        <table:table-row table:style-name="ro1">
          <table:table-cell office:value-type="float" office:value="0.290476510999952" calcext:value-type="float">
            <text:p>0.290476511</text:p>
          </table:table-cell>
          <table:table-cell office:value-type="float" office:value="1591.26573334081" calcext:value-type="float">
            <text:p>1591.2657333408</text:p>
          </table:table-cell>
        </table:table-row>
        <table:table-row table:style-name="ro1">
          <table:table-cell office:value-type="float" office:value="0.327613832999987" calcext:value-type="float">
            <text:p>0.327613833</text:p>
          </table:table-cell>
          <table:table-cell office:value-type="float" office:value="1615.6253808485" calcext:value-type="float">
            <text:p>1615.6253808485</text:p>
          </table:table-cell>
        </table:table-row>
        <table:table-row table:style-name="ro1">
          <table:table-cell office:value-type="float" office:value="0.364379193000104" calcext:value-type="float">
            <text:p>0.364379193</text:p>
          </table:table-cell>
          <table:table-cell office:value-type="float" office:value="1631.97096396739" calcext:value-type="float">
            <text:p>1631.9709639674</text:p>
          </table:table-cell>
        </table:table-row>
        <table:table-row table:style-name="ro1">
          <table:table-cell office:value-type="float" office:value="0.400830976999941" calcext:value-type="float">
            <text:p>0.400830977</text:p>
          </table:table-cell>
          <table:table-cell office:value-type="float" office:value="1646.00997307205" calcext:value-type="float">
            <text:p>1646.0099730721</text:p>
          </table:table-cell>
        </table:table-row>
        <table:table-row table:style-name="ro1">
          <table:table-cell office:value-type="float" office:value="0.43708490500012" calcext:value-type="float">
            <text:p>0.437084905</text:p>
          </table:table-cell>
          <table:table-cell office:value-type="float" office:value="1654.99308101745" calcext:value-type="float">
            <text:p>1654.9930810175</text:p>
          </table:table-cell>
        </table:table-row>
        <table:table-row table:style-name="ro1">
          <table:table-cell office:value-type="float" office:value="0.473167488999934" calcext:value-type="float">
            <text:p>0.473167489</text:p>
          </table:table-cell>
          <table:table-cell office:value-type="float" office:value="1662.85208399456" calcext:value-type="float">
            <text:p>1662.8520839946</text:p>
          </table:table-cell>
        </table:table-row>
        <table:table-row table:style-name="ro1">
          <table:table-cell office:value-type="float" office:value="0.509291841000049" calcext:value-type="float">
            <text:p>0.509291841</text:p>
          </table:table-cell>
          <table:table-cell office:value-type="float" office:value="1660.92944725509" calcext:value-type="float">
            <text:p>1660.9294472551</text:p>
          </table:table-cell>
        </table:table-row>
        <table:table-row table:style-name="ro1">
          <table:table-cell office:value-type="float" office:value="0.545100739999953" calcext:value-type="float">
            <text:p>0.54510074</text:p>
          </table:table-cell>
          <table:table-cell office:value-type="float" office:value="1675.56115032082" calcext:value-type="float">
            <text:p>1675.5611503208</text:p>
          </table:table-cell>
        </table:table-row>
        <table:table-row table:style-name="ro1">
          <table:table-cell office:value-type="float" office:value="0.580889119999938" calcext:value-type="float">
            <text:p>0.58088912</text:p>
          </table:table-cell>
          <table:table-cell office:value-type="float" office:value="1676.52182077044" calcext:value-type="float">
            <text:p>1676.5218207705</text:p>
          </table:table-cell>
        </table:table-row>
        <table:table-row table:style-name="ro1">
          <table:table-cell office:value-type="float" office:value="0.616310591000001" calcext:value-type="float">
            <text:p>0.616310591</text:p>
          </table:table-cell>
          <table:table-cell office:value-type="float" office:value="1693.88786817726" calcext:value-type="float">
            <text:p>1693.8878681773</text:p>
          </table:table-cell>
        </table:table-row>
        <table:table-row table:style-name="ro1">
          <table:table-cell office:value-type="float" office:value="0.651761175000047" calcext:value-type="float">
            <text:p>0.651761175</text:p>
          </table:table-cell>
          <table:table-cell office:value-type="float" office:value="1692.4968006147" calcext:value-type="float">
            <text:p>1692.4968006147</text:p>
          </table:table-cell>
        </table:table-row>
        <table:table-row table:style-name="ro1">
          <table:table-cell office:value-type="float" office:value="0.687280923000117" calcext:value-type="float">
            <text:p>0.687280923</text:p>
          </table:table-cell>
          <table:table-cell office:value-type="float" office:value="1689.20117338339" calcext:value-type="float">
            <text:p>1689.2011733834</text:p>
          </table:table-cell>
        </table:table-row>
        <table:table-row table:style-name="ro1">
          <table:table-cell office:value-type="float" office:value="0.722729423999908" calcext:value-type="float">
            <text:p>0.722729424</text:p>
          </table:table-cell>
          <table:table-cell office:value-type="float" office:value="1692.596253939" calcext:value-type="float">
            <text:p>1692.596253939</text:p>
          </table:table-cell>
        </table:table-row>
        <table:table-row table:style-name="ro1">
          <table:table-cell office:value-type="float" office:value="0.757981736999909" calcext:value-type="float">
            <text:p>0.757981737</text:p>
          </table:table-cell>
          <table:table-cell office:value-type="float" office:value="1702.01597835576" calcext:value-type="float">
            <text:p>1702.0159783558</text:p>
          </table:table-cell>
        </table:table-row>
        <table:table-row table:style-name="ro1">
          <table:table-cell office:value-type="float" office:value="0.793505702999937" calcext:value-type="float">
            <text:p>0.793505703</text:p>
          </table:table-cell>
          <table:table-cell office:value-type="float" office:value="1689.00060314079" calcext:value-type="float">
            <text:p>1689.0006031408</text:p>
          </table:table-cell>
        </table:table-row>
        <table:table-row table:style-name="ro1">
          <table:table-cell office:value-type="float" office:value="0.829026491999912" calcext:value-type="float">
            <text:p>0.829026492</text:p>
          </table:table-cell>
          <table:table-cell office:value-type="float" office:value="1689.1516683383" calcext:value-type="float">
            <text:p>1689.1516683383</text:p>
          </table:table-cell>
        </table:table-row>
        <table:table-row table:style-name="ro1">
          <table:table-cell office:value-type="float" office:value="0.86455275000003" calcext:value-type="float">
            <text:p>0.86455275</text:p>
          </table:table-cell>
          <table:table-cell office:value-type="float" office:value="1688.891636147" calcext:value-type="float">
            <text:p>1688.891636147</text:p>
          </table:table-cell>
        </table:table-row>
        <table:table-row table:style-name="ro1">
          <table:table-cell office:value-type="float" office:value="0.900012396999955" calcext:value-type="float">
            <text:p>0.900012397</text:p>
          </table:table-cell>
          <table:table-cell office:value-type="float" office:value="1692.06422162428" calcext:value-type="float">
            <text:p>1692.0642216243</text:p>
          </table:table-cell>
        </table:table-row>
        <table:table-row table:style-name="ro1">
          <table:table-cell office:value-type="float" office:value="0.935590948000026" calcext:value-type="float">
            <text:p>0.935590948</text:p>
          </table:table-cell>
          <table:table-cell office:value-type="float" office:value="1686.4093200389" calcext:value-type="float">
            <text:p>1686.4093200389</text:p>
          </table:table-cell>
        </table:table-row>
        <table:table-row table:style-name="ro1">
          <table:table-cell office:value-type="float" office:value="0.971124241000098" calcext:value-type="float">
            <text:p>0.971124241</text:p>
          </table:table-cell>
          <table:table-cell office:value-type="float" office:value="1688.5572637436" calcext:value-type="float">
            <text:p>1688.5572637436</text:p>
          </table:table-cell>
        </table:table-row>
        <table:table-row table:style-name="ro1">
          <table:table-cell office:value-type="float" office:value="1.00688632400011" calcext:value-type="float">
            <text:p>1.006886324</text:p>
          </table:table-cell>
          <table:table-cell office:value-type="float" office:value="1677.75462072456" calcext:value-type="float">
            <text:p>1677.7546207246</text:p>
          </table:table-cell>
        </table:table-row>
        <table:table-row table:style-name="ro1">
          <table:table-cell office:value-type="float" office:value="1.04271100799997" calcext:value-type="float">
            <text:p>1.042711008</text:p>
          </table:table-cell>
          <table:table-cell office:value-type="float" office:value="1674.82286794853" calcext:value-type="float">
            <text:p>1674.8228679485</text:p>
          </table:table-cell>
        </table:table-row>
        <table:table-row table:style-name="ro1">
          <table:table-cell office:value-type="float" office:value="1.07872990100009" calcext:value-type="float">
            <text:p>1.078729901</text:p>
          </table:table-cell>
          <table:table-cell office:value-type="float" office:value="1665.79244952926" calcext:value-type="float">
            <text:p>1665.7924495293</text:p>
          </table:table-cell>
        </table:table-row>
        <table:table-row table:style-name="ro1">
          <table:table-cell office:value-type="float" office:value="1.11483337200002" calcext:value-type="float">
            <text:p>1.114833372</text:p>
          </table:table-cell>
          <table:table-cell office:value-type="float" office:value="1661.89007145909" calcext:value-type="float">
            <text:p>1661.8900714591</text:p>
          </table:table-cell>
        </table:table-row>
        <table:table-row table:style-name="ro1">
          <table:table-cell office:value-type="float" office:value="1.15139416500006" calcext:value-type="float">
            <text:p>1.151394165</text:p>
          </table:table-cell>
          <table:table-cell office:value-type="float" office:value="1641.10225945981" calcext:value-type="float">
            <text:p>1641.1022594598</text:p>
          </table:table-cell>
        </table:table-row>
        <table:table-row table:style-name="ro1">
          <table:table-cell office:value-type="float" office:value="1.18842253699995" calcext:value-type="float">
            <text:p>1.188422537</text:p>
          </table:table-cell>
          <table:table-cell office:value-type="float" office:value="1620.3790974167" calcext:value-type="float">
            <text:p>1620.3790974167</text:p>
          </table:table-cell>
        </table:table-row>
        <table:table-row table:style-name="ro1">
          <table:table-cell office:value-type="float" office:value="1.225417526" calcext:value-type="float">
            <text:p>1.225417526</text:p>
          </table:table-cell>
          <table:table-cell office:value-type="float" office:value="1621.84127152786" calcext:value-type="float">
            <text:p>1621.8412715279</text:p>
          </table:table-cell>
        </table:table-row>
        <table:table-row table:style-name="ro1">
          <table:table-cell office:value-type="float" office:value="1.26261427600002" calcext:value-type="float">
            <text:p>1.262614276</text:p>
          </table:table-cell>
          <table:table-cell office:value-type="float" office:value="1613.04415036169" calcext:value-type="float">
            <text:p>1613.0441503617</text:p>
          </table:table-cell>
        </table:table-row>
        <table:table-row table:style-name="ro1">
          <table:table-cell office:value-type="float" office:value="1.30009403200006" calcext:value-type="float">
            <text:p>1.300094032</text:p>
          </table:table-cell>
          <table:table-cell office:value-type="float" office:value="1600.86421053376" calcext:value-type="float">
            <text:p>1600.8642105338</text:p>
          </table:table-cell>
        </table:table-row>
        <table:table-row table:style-name="ro1">
          <table:table-cell office:value-type="float" office:value="1.33779721399992" calcext:value-type="float">
            <text:p>1.337797214</text:p>
          </table:table-cell>
          <table:table-cell office:value-type="float" office:value="1591.37761900903" calcext:value-type="float">
            <text:p>1591.377619009</text:p>
          </table:table-cell>
        </table:table-row>
        <table:table-row table:style-name="ro1">
          <table:table-cell office:value-type="float" office:value="1.37542243100006" calcext:value-type="float">
            <text:p>1.375422431</text:p>
          </table:table-cell>
          <table:table-cell office:value-type="float" office:value="1594.67518817966" calcext:value-type="float">
            <text:p>1594.6751881797</text:p>
          </table:table-cell>
        </table:table-row>
        <table:table-row table:style-name="ro1">
          <table:table-cell office:value-type="float" office:value="1.41278615100009" calcext:value-type="float">
            <text:p>1.412786151</text:p>
          </table:table-cell>
          <table:table-cell office:value-type="float" office:value="1605.83582148542" calcext:value-type="float">
            <text:p>1605.8358214854</text:p>
          </table:table-cell>
        </table:table-row>
        <table:table-row table:style-name="ro1">
          <table:table-cell office:value-type="float" office:value="1.45012935099999" calcext:value-type="float">
            <text:p>1.450129351</text:p>
          </table:table-cell>
          <table:table-cell office:value-type="float" office:value="1606.71822447374" calcext:value-type="float">
            <text:p>1606.7182244737</text:p>
          </table:table-cell>
        </table:table-row>
        <table:table-row table:style-name="ro1">
          <table:table-cell office:value-type="float" office:value="1.48727146800002" calcext:value-type="float">
            <text:p>1.487271468</text:p>
          </table:table-cell>
          <table:table-cell office:value-type="float" office:value="1615.41680566972" calcext:value-type="float">
            <text:p>1615.4168056697</text:p>
          </table:table-cell>
        </table:table-row>
        <table:table-row table:style-name="ro1">
          <table:table-cell office:value-type="float" office:value="1.52455383799997" calcext:value-type="float">
            <text:p>1.524553838</text:p>
          </table:table-cell>
          <table:table-cell office:value-type="float" office:value="1609.33974959395" calcext:value-type="float">
            <text:p>1609.339749594</text:p>
          </table:table-cell>
        </table:table-row>
        <table:table-row table:style-name="ro1">
          <table:table-cell office:value-type="float" office:value="1.56168694500002" calcext:value-type="float">
            <text:p>1.561686945</text:p>
          </table:table-cell>
          <table:table-cell office:value-type="float" office:value="1615.80877139979" calcext:value-type="float">
            <text:p>1615.8087713998</text:p>
          </table:table-cell>
        </table:table-row>
        <table:table-row table:style-name="ro1">
          <table:table-cell office:value-type="float" office:value="1.59888859000012" calcext:value-type="float">
            <text:p>1.59888859</text:p>
          </table:table-cell>
          <table:table-cell office:value-type="float" office:value="1612.83190568175" calcext:value-type="float">
            <text:p>1612.8319056818</text:p>
          </table:table-cell>
        </table:table-row>
        <table:table-row table:style-name="ro1">
          <table:table-cell office:value-type="float" office:value="1.63606810100009" calcext:value-type="float">
            <text:p>1.636068101</text:p>
          </table:table-cell>
          <table:table-cell office:value-type="float" office:value="1613.79206950941" calcext:value-type="float">
            <text:p>1613.7920695094</text:p>
          </table:table-cell>
        </table:table-row>
        <table:table-row table:style-name="ro1">
          <table:table-cell office:value-type="float" office:value="1.67334203399992" calcext:value-type="float">
            <text:p>1.673342034</text:p>
          </table:table-cell>
          <table:table-cell office:value-type="float" office:value="1609.7040256064" calcext:value-type="float">
            <text:p>1609.7040256064</text:p>
          </table:table-cell>
        </table:table-row>
        <table:table-row table:style-name="ro1">
          <table:table-cell office:value-type="float" office:value="1.71073512800012" calcext:value-type="float">
            <text:p>1.710735128</text:p>
          </table:table-cell>
          <table:table-cell office:value-type="float" office:value="1604.57436337485" calcext:value-type="float">
            <text:p>1604.5743633749</text:p>
          </table:table-cell>
        </table:table-row>
        <table:table-row table:style-name="ro1">
          <table:table-cell office:value-type="float" office:value="1.74792479400003" calcext:value-type="float">
            <text:p>1.747924794</text:p>
          </table:table-cell>
          <table:table-cell office:value-type="float" office:value="1613.35140789259" calcext:value-type="float">
            <text:p>1613.3514078926</text:p>
          </table:table-cell>
        </table:table-row>
        <table:table-row table:style-name="ro1">
          <table:table-cell office:value-type="float" office:value="1.78500545599991" calcext:value-type="float">
            <text:p>1.785005456</text:p>
          </table:table-cell>
          <table:table-cell office:value-type="float" office:value="1618.09408904819" calcext:value-type="float">
            <text:p>1618.0940890482</text:p>
          </table:table-cell>
        </table:table-row>
        <table:table-row table:style-name="ro1">
          <table:table-cell office:value-type="float" office:value="1.82163733800007" calcext:value-type="float">
            <text:p>1.821637338</text:p>
          </table:table-cell>
          <table:table-cell office:value-type="float" office:value="1637.91748400285" calcext:value-type="float">
            <text:p>1637.9174840029</text:p>
          </table:table-cell>
        </table:table-row>
        <table:table-row table:style-name="ro1">
          <table:table-cell office:value-type="float" office:value="1.85793309199994" calcext:value-type="float">
            <text:p>1.857933092</text:p>
          </table:table-cell>
          <table:table-cell office:value-type="float" office:value="1653.08592294904" calcext:value-type="float">
            <text:p>1653.0859229491</text:p>
          </table:table-cell>
        </table:table-row>
        <table:table-row table:style-name="ro1">
          <table:table-cell office:value-type="float" office:value="1.89393958999995" calcext:value-type="float">
            <text:p>1.89393959</text:p>
          </table:table-cell>
          <table:table-cell office:value-type="float" office:value="1666.36588762367" calcext:value-type="float">
            <text:p>1666.3658876237</text:p>
          </table:table-cell>
        </table:table-row>
        <table:table-row table:style-name="ro1">
          <table:table-cell office:value-type="float" office:value="1.92960319300005" calcext:value-type="float">
            <text:p>1.929603193</text:p>
          </table:table-cell>
          <table:table-cell office:value-type="float" office:value="1682.38750301889" calcext:value-type="float">
            <text:p>1682.3875030189</text:p>
          </table:table-cell>
        </table:table-row>
        <table:table-row table:style-name="ro1">
          <table:table-cell office:value-type="float" office:value="1.9652327870001" calcext:value-type="float">
            <text:p>1.965232787</text:p>
          </table:table-cell>
          <table:table-cell office:value-type="float" office:value="1683.99336798239" calcext:value-type="float">
            <text:p>1683.9933679824</text:p>
          </table:table-cell>
        </table:table-row>
        <table:table-row table:style-name="ro1">
          <table:table-cell office:value-type="float" office:value="2.00067697300005" calcext:value-type="float">
            <text:p>2.000676973</text:p>
          </table:table-cell>
          <table:table-cell office:value-type="float" office:value="1692.80231178352" calcext:value-type="float">
            <text:p>1692.8023117835</text:p>
          </table:table-cell>
        </table:table-row>
        <table:table-row table:style-name="ro1">
          <table:table-cell office:value-type="float" office:value="2.03601850900009" calcext:value-type="float">
            <text:p>2.036018509</text:p>
          </table:table-cell>
          <table:table-cell office:value-type="float" office:value="1697.71908045945" calcext:value-type="float">
            <text:p>1697.7190804595</text:p>
          </table:table-cell>
        </table:table-row>
        <table:table-row table:style-name="ro1">
          <table:table-cell office:value-type="float" office:value="2.0712208330001" calcext:value-type="float">
            <text:p>2.071220833</text:p>
          </table:table-cell>
          <table:table-cell office:value-type="float" office:value="1704.43292323489" calcext:value-type="float">
            <text:p>1704.4329232349</text:p>
          </table:table-cell>
        </table:table-row>
        <table:table-row table:style-name="ro1">
          <table:table-cell office:value-type="float" office:value="2.10657835699999" calcext:value-type="float">
            <text:p>2.106578357</text:p>
          </table:table-cell>
          <table:table-cell office:value-type="float" office:value="1696.95140418157" calcext:value-type="float">
            <text:p>1696.9514041816</text:p>
          </table:table-cell>
        </table:table-row>
        <table:table-row table:style-name="ro1">
          <table:table-cell office:value-type="float" office:value="2.14216717199997" calcext:value-type="float">
            <text:p>2.142167172</text:p>
          </table:table-cell>
          <table:table-cell office:value-type="float" office:value="1685.92295079308" calcext:value-type="float">
            <text:p>1685.9229507931</text:p>
          </table:table-cell>
        </table:table-row>
        <table:table-row table:style-name="ro1">
          <table:table-cell office:value-type="float" office:value="2.17769432299997" calcext:value-type="float">
            <text:p>2.177694323</text:p>
          </table:table-cell>
          <table:table-cell office:value-type="float" office:value="1688.84918467022" calcext:value-type="float">
            <text:p>1688.8491846702</text:p>
          </table:table-cell>
        </table:table-row>
        <table:table-row table:style-name="ro1">
          <table:table-cell office:value-type="float" office:value="2.21314981199998" calcext:value-type="float">
            <text:p>2.213149812</text:p>
          </table:table-cell>
          <table:table-cell office:value-type="float" office:value="1692.26265642466" calcext:value-type="float">
            <text:p>1692.2626564247</text:p>
          </table:table-cell>
        </table:table-row>
        <table:table-row table:style-name="ro1">
          <table:table-cell office:value-type="float" office:value="2.24858233200007" calcext:value-type="float">
            <text:p>2.248582332</text:p>
          </table:table-cell>
          <table:table-cell office:value-type="float" office:value="1693.35965942741" calcext:value-type="float">
            <text:p>1693.3596594274</text:p>
          </table:table-cell>
        </table:table-row>
        <table:table-row table:style-name="ro1">
          <table:table-cell office:value-type="float" office:value="2.28411073400002" calcext:value-type="float">
            <text:p>2.284110734</text:p>
          </table:table-cell>
          <table:table-cell office:value-type="float" office:value="1688.78971815498" calcext:value-type="float">
            <text:p>1688.789718155</text:p>
          </table:table-cell>
        </table:table-row>
        <table:table-row table:style-name="ro1">
          <table:table-cell office:value-type="float" office:value="2.31980094899995" calcext:value-type="float">
            <text:p>2.319800949</text:p>
          </table:table-cell>
          <table:table-cell office:value-type="float" office:value="1681.13305005631" calcext:value-type="float">
            <text:p>1681.1330500563</text:p>
          </table:table-cell>
        </table:table-row>
        <table:table-row table:style-name="ro1">
          <table:table-cell office:value-type="float" office:value="2.35544106399993" calcext:value-type="float">
            <text:p>2.355441064</text:p>
          </table:table-cell>
          <table:table-cell office:value-type="float" office:value="1683.49625134589" calcext:value-type="float">
            <text:p>1683.4962513459</text:p>
          </table:table-cell>
        </table:table-row>
        <table:table-row table:style-name="ro1">
          <table:table-cell office:value-type="float" office:value="2.39125314800003" calcext:value-type="float">
            <text:p>2.391253148</text:p>
          </table:table-cell>
          <table:table-cell office:value-type="float" office:value="1675.41213183331" calcext:value-type="float">
            <text:p>1675.4121318333</text:p>
          </table:table-cell>
        </table:table-row>
        <table:table-row table:style-name="ro1">
          <table:table-cell office:value-type="float" office:value="2.42729256500002" calcext:value-type="float">
            <text:p>2.427292565</text:p>
          </table:table-cell>
          <table:table-cell office:value-type="float" office:value="1664.84380144183" calcext:value-type="float">
            <text:p>1664.8438014418</text:p>
          </table:table-cell>
        </table:table-row>
        <table:table-row table:style-name="ro1">
          <table:table-cell office:value-type="float" office:value="2.46367118400008" calcext:value-type="float">
            <text:p>2.463671184</text:p>
          </table:table-cell>
          <table:table-cell office:value-type="float" office:value="1649.32044286506" calcext:value-type="float">
            <text:p>1649.3204428651</text:p>
          </table:table-cell>
        </table:table-row>
        <table:table-row table:style-name="ro1">
          <table:table-cell office:value-type="float" office:value="2.50029754999991" calcext:value-type="float">
            <text:p>2.50029755</text:p>
          </table:table-cell>
          <table:table-cell office:value-type="float" office:value="1638.16415748883" calcext:value-type="float">
            <text:p>1638.1641574888</text:p>
          </table:table-cell>
        </table:table-row>
        <table:table-row table:style-name="ro1">
          <table:table-cell office:value-type="float" office:value="2.53696438299994" calcext:value-type="float">
            <text:p>2.536964383</text:p>
          </table:table-cell>
          <table:table-cell office:value-type="float" office:value="1636.35621325563" calcext:value-type="float">
            <text:p>1636.3562132556</text:p>
          </table:table-cell>
        </table:table-row>
        <table:table-row table:style-name="ro1">
          <table:table-cell office:value-type="float" office:value="2.57370454500005" calcext:value-type="float">
            <text:p>2.573704545</text:p>
          </table:table-cell>
          <table:table-cell office:value-type="float" office:value="1633.09024058775" calcext:value-type="float">
            <text:p>1633.0902405878</text:p>
          </table:table-cell>
        </table:table-row>
        <table:table-row table:style-name="ro1">
          <table:table-cell office:value-type="float" office:value="2.61053345300002" calcext:value-type="float">
            <text:p>2.610533453</text:p>
          </table:table-cell>
          <table:table-cell office:value-type="float" office:value="1629.15501051682" calcext:value-type="float">
            <text:p>1629.1550105168</text:p>
          </table:table-cell>
        </table:table-row>
        <table:table-row table:style-name="ro1">
          <table:table-cell office:value-type="float" office:value="2.64741662899996" calcext:value-type="float">
            <text:p>2.647416629</text:p>
          </table:table-cell>
          <table:table-cell office:value-type="float" office:value="1626.75795598749" calcext:value-type="float">
            <text:p>1626.7579559875</text:p>
          </table:table-cell>
        </table:table-row>
        <table:table-row table:style-name="ro1">
          <table:table-cell office:value-type="float" office:value="2.68442589200004" calcext:value-type="float">
            <text:p>2.684425892</text:p>
          </table:table-cell>
          <table:table-cell office:value-type="float" office:value="1621.21574806508" calcext:value-type="float">
            <text:p>1621.2157480651</text:p>
          </table:table-cell>
        </table:table-row>
        <table:table-row table:style-name="ro1">
          <table:table-cell office:value-type="float" office:value="2.72167384099998" calcext:value-type="float">
            <text:p>2.721673841</text:p>
          </table:table-cell>
          <table:table-cell office:value-type="float" office:value="1610.82694781622" calcext:value-type="float">
            <text:p>1610.8269478162</text:p>
          </table:table-cell>
        </table:table-row>
        <table:table-row table:style-name="ro1">
          <table:table-cell office:value-type="float" office:value="2.75888226100005" calcext:value-type="float">
            <text:p>2.758882261</text:p>
          </table:table-cell>
          <table:table-cell office:value-type="float" office:value="1612.53823730992" calcext:value-type="float">
            <text:p>1612.5382373099</text:p>
          </table:table-cell>
        </table:table-row>
        <table:table-row table:style-name="ro1">
          <table:table-cell office:value-type="float" office:value="2.79623286099991" calcext:value-type="float">
            <text:p>2.796232861</text:p>
          </table:table-cell>
          <table:table-cell office:value-type="float" office:value="1606.39989719668" calcext:value-type="float">
            <text:p>1606.3998971967</text:p>
          </table:table-cell>
        </table:table-row>
        <table:table-row table:style-name="ro1">
          <table:table-cell office:value-type="float" office:value="2.83355361899999" calcext:value-type="float">
            <text:p>2.833553619</text:p>
          </table:table-cell>
          <table:table-cell office:value-type="float" office:value="1607.68438840054" calcext:value-type="float">
            <text:p>1607.6843884005</text:p>
          </table:table-cell>
        </table:table-row>
        <table:table-row table:style-name="ro1">
          <table:table-cell office:value-type="float" office:value="2.87102499499997" calcext:value-type="float">
            <text:p>2.871024995</text:p>
          </table:table-cell>
          <table:table-cell office:value-type="float" office:value="1601.22222359873" calcext:value-type="float">
            <text:p>1601.2222235987</text:p>
          </table:table-cell>
        </table:table-row>
        <table:table-row table:style-name="ro1">
          <table:table-cell office:value-type="float" office:value="2.9082638320001" calcext:value-type="float">
            <text:p>2.908263832</text:p>
          </table:table-cell>
          <table:table-cell office:value-type="float" office:value="1611.22110230746" calcext:value-type="float">
            <text:p>1611.2211023075</text:p>
          </table:table-cell>
        </table:table-row>
        <table:table-row table:style-name="ro1">
          <table:table-cell office:value-type="float" office:value="2.94513701200003" calcext:value-type="float">
            <text:p>2.945137012</text:p>
          </table:table-cell>
          <table:table-cell office:value-type="float" office:value="1627.19895599226" calcext:value-type="float">
            <text:p>1627.1989559923</text:p>
          </table:table-cell>
        </table:table-row>
        <table:table-row table:style-name="ro1">
          <table:table-cell office:value-type="float" office:value="2.98115153899994" calcext:value-type="float">
            <text:p>2.981151539</text:p>
          </table:table-cell>
          <table:table-cell office:value-type="float" office:value="1665.99439165633" calcext:value-type="float">
            <text:p>1665.9943916563</text:p>
          </table:table-cell>
        </table:table-row>
        <table:table-row table:style-name="ro1">
          <table:table-cell office:value-type="float" office:value="3.015902848" calcext:value-type="float">
            <text:p>3.015902848</text:p>
          </table:table-cell>
          <table:table-cell office:value-type="float" office:value="1726.55366737123" calcext:value-type="float">
            <text:p>1726.5536673712</text:p>
          </table:table-cell>
        </table:table-row>
        <table:table-row table:style-name="ro1">
          <table:table-cell office:value-type="float" office:value="3.04979013899992" calcext:value-type="float">
            <text:p>3.049790139</text:p>
          </table:table-cell>
          <table:table-cell office:value-type="float" office:value="1770.57528735853" calcext:value-type="float">
            <text:p>1770.5752873585</text:p>
          </table:table-cell>
        </table:table-row>
        <table:table-row table:style-name="ro1">
          <table:table-cell office:value-type="float" office:value="3.08279461000006" calcext:value-type="float">
            <text:p>3.08279461</text:p>
          </table:table-cell>
          <table:table-cell office:value-type="float" office:value="1817.93551545622" calcext:value-type="float">
            <text:p>1817.9355154562</text:p>
          </table:table-cell>
        </table:table-row>
        <table:table-row table:style-name="ro1">
          <table:table-cell office:value-type="float" office:value="3.11526124300008" calcext:value-type="float">
            <text:p>3.115261243</text:p>
          </table:table-cell>
          <table:table-cell office:value-type="float" office:value="1848.05119767044" calcext:value-type="float">
            <text:p>1848.0511976704</text:p>
          </table:table-cell>
        </table:table-row>
        <table:table-row table:style-name="ro1">
          <table:table-cell office:value-type="float" office:value="3.14687156600007" calcext:value-type="float">
            <text:p>3.146871566</text:p>
          </table:table-cell>
          <table:table-cell office:value-type="float" office:value="1898.11410658502" calcext:value-type="float">
            <text:p>1898.114106585</text:p>
          </table:table-cell>
        </table:table-row>
        <table:table-row table:style-name="ro1">
          <table:table-cell office:value-type="float" office:value="3.17791962599995" calcext:value-type="float">
            <text:p>3.177919626</text:p>
          </table:table-cell>
          <table:table-cell office:value-type="float" office:value="1932.4878913607" calcext:value-type="float">
            <text:p>1932.4878913607</text:p>
          </table:table-cell>
        </table:table-row>
        <table:table-row table:style-name="ro1">
          <table:table-cell office:value-type="float" office:value="3.20830193799998" calcext:value-type="float">
            <text:p>3.208301938</text:p>
          </table:table-cell>
          <table:table-cell office:value-type="float" office:value="1974.83325166113" calcext:value-type="float">
            <text:p>1974.8332516611</text:p>
          </table:table-cell>
        </table:table-row>
        <table:table-row table:style-name="ro1">
          <table:table-cell office:value-type="float" office:value="3.23812047699994" calcext:value-type="float">
            <text:p>3.238120477</text:p>
          </table:table-cell>
          <table:table-cell office:value-type="float" office:value="2012.17101884425" calcext:value-type="float">
            <text:p>2012.1710188443</text:p>
          </table:table-cell>
        </table:table-row>
        <table:table-row table:style-name="ro1">
          <table:table-cell office:value-type="float" office:value="3.26732154699994" calcext:value-type="float">
            <text:p>3.267321547</text:p>
          </table:table-cell>
          <table:table-cell office:value-type="float" office:value="2054.71922775438" calcext:value-type="float">
            <text:p>2054.7192277544</text:p>
          </table:table-cell>
        </table:table-row>
        <table:table-row table:style-name="ro1">
          <table:table-cell office:value-type="float" office:value="3.296347105" calcext:value-type="float">
            <text:p>3.296347105</text:p>
          </table:table-cell>
          <table:table-cell office:value-type="float" office:value="2067.14372209075" calcext:value-type="float">
            <text:p>2067.1437220908</text:p>
          </table:table-cell>
        </table:table-row>
        <table:table-row table:style-name="ro1">
          <table:table-cell office:value-type="float" office:value="3.32476368400012" calcext:value-type="float">
            <text:p>3.324763684</text:p>
          </table:table-cell>
          <table:table-cell office:value-type="float" office:value="2111.44346403349" calcext:value-type="float">
            <text:p>2111.4434640335</text:p>
          </table:table-cell>
        </table:table-row>
        <table:table-row table:style-name="ro1">
          <table:table-cell office:value-type="float" office:value="3.35301881300006" calcext:value-type="float">
            <text:p>3.353018813</text:p>
          </table:table-cell>
          <table:table-cell office:value-type="float" office:value="2123.50826641484" calcext:value-type="float">
            <text:p>2123.5082664148</text:p>
          </table:table-cell>
        </table:table-row>
        <table:table-row table:style-name="ro1">
          <table:table-cell office:value-type="float" office:value="3.381122022" calcext:value-type="float">
            <text:p>3.381122022</text:p>
          </table:table-cell>
          <table:table-cell office:value-type="float" office:value="2134.98750267751" calcext:value-type="float">
            <text:p>2134.9875026775</text:p>
          </table:table-cell>
        </table:table-row>
        <table:table-row table:style-name="ro1">
          <table:table-cell office:value-type="float" office:value="3.40901821000011" calcext:value-type="float">
            <text:p>3.40901821</text:p>
          </table:table-cell>
          <table:table-cell office:value-type="float" office:value="2150.83150428138" calcext:value-type="float">
            <text:p>2150.8315042814</text:p>
          </table:table-cell>
        </table:table-row>
        <table:table-row table:style-name="ro1">
          <table:table-cell office:value-type="float" office:value="3.43654259499999" calcext:value-type="float">
            <text:p>3.436542595</text:p>
          </table:table-cell>
          <table:table-cell office:value-type="float" office:value="2179.88521815344" calcext:value-type="float">
            <text:p>2179.8852181535</text:p>
          </table:table-cell>
        </table:table-row>
        <table:table-row table:style-name="ro1">
          <table:table-cell office:value-type="float" office:value="3.46395286999996" calcext:value-type="float">
            <text:p>3.46395287</text:p>
          </table:table-cell>
          <table:table-cell office:value-type="float" office:value="2188.96016183987" calcext:value-type="float">
            <text:p>2188.9601618399</text:p>
          </table:table-cell>
        </table:table-row>
        <table:table-row table:style-name="ro1">
          <table:table-cell office:value-type="float" office:value="3.49089191999997" calcext:value-type="float">
            <text:p>3.49089192</text:p>
          </table:table-cell>
          <table:table-cell office:value-type="float" office:value="2227.25003294392" calcext:value-type="float">
            <text:p>2227.2500329439</text:p>
          </table:table-cell>
        </table:table-row>
        <table:table-row table:style-name="ro1">
          <table:table-cell office:value-type="float" office:value="3.51786737399993" calcext:value-type="float">
            <text:p>3.517867374</text:p>
          </table:table-cell>
          <table:table-cell office:value-type="float" office:value="2224.24430743868" calcext:value-type="float">
            <text:p>2224.2443074387</text:p>
          </table:table-cell>
        </table:table-row>
        <table:table-row table:style-name="ro1">
          <table:table-cell office:value-type="float" office:value="3.54446581599996" calcext:value-type="float">
            <text:p>3.544465816</text:p>
          </table:table-cell>
          <table:table-cell office:value-type="float" office:value="2255.77122148545" calcext:value-type="float">
            <text:p>2255.7712214855</text:p>
          </table:table-cell>
        </table:table-row>
        <table:table-row table:style-name="ro1">
          <table:table-cell office:value-type="float" office:value="3.57091041100011" calcext:value-type="float">
            <text:p>3.570910411</text:p>
          </table:table-cell>
          <table:table-cell office:value-type="float" office:value="2268.89464556531" calcext:value-type="float">
            <text:p>2268.8946455653</text:p>
          </table:table-cell>
        </table:table-row>
        <table:table-row table:style-name="ro1">
          <table:table-cell office:value-type="float" office:value="3.59715600599998" calcext:value-type="float">
            <text:p>3.597156006</text:p>
          </table:table-cell>
          <table:table-cell office:value-type="float" office:value="2286.09791472859" calcext:value-type="float">
            <text:p>2286.0979147286</text:p>
          </table:table-cell>
        </table:table-row>
        <table:table-row table:style-name="ro1">
          <table:table-cell office:value-type="float" office:value="3.62348732600003" calcext:value-type="float">
            <text:p>3.623487326</text:p>
          </table:table-cell>
          <table:table-cell office:value-type="float" office:value="2278.65522882549" calcext:value-type="float">
            <text:p>2278.6552288255</text:p>
          </table:table-cell>
        </table:table-row>
        <table:table-row table:style-name="ro1">
          <table:table-cell office:value-type="float" office:value="3.64954475400009" calcext:value-type="float">
            <text:p>3.649544754</text:p>
          </table:table-cell>
          <table:table-cell office:value-type="float" office:value="2302.60638156098" calcext:value-type="float">
            <text:p>2302.606381561</text:p>
          </table:table-cell>
        </table:table-row>
        <table:table-row table:style-name="ro1">
          <table:table-cell office:value-type="float" office:value="3.67624881500001" calcext:value-type="float">
            <text:p>3.676248815</text:p>
          </table:table-cell>
          <table:table-cell office:value-type="float" office:value="2246.84927135926" calcext:value-type="float">
            <text:p>2246.8492713593</text:p>
          </table:table-cell>
        </table:table-row>
        <table:table-row table:style-name="ro1">
          <table:table-cell office:value-type="float" office:value="3.70334072200012" calcext:value-type="float">
            <text:p>3.703340722</text:p>
          </table:table-cell>
          <table:table-cell office:value-type="float" office:value="2214.683521531" calcext:value-type="float">
            <text:p>2214.683521531</text:p>
          </table:table-cell>
        </table:table-row>
        <table:table-row table:style-name="ro1">
          <table:table-cell office:value-type="float" office:value="3.73001733599995" calcext:value-type="float">
            <text:p>3.730017336</text:p>
          </table:table-cell>
          <table:table-cell office:value-type="float" office:value="2249.16100673019" calcext:value-type="float">
            <text:p>2249.1610067302</text:p>
          </table:table-cell>
        </table:table-row>
        <table:table-row table:style-name="ro1">
          <table:table-cell office:value-type="float" office:value="3.75623251599995" calcext:value-type="float">
            <text:p>3.756232516</text:p>
          </table:table-cell>
          <table:table-cell office:value-type="float" office:value="2288.75025843732" calcext:value-type="float">
            <text:p>2288.7502584373</text:p>
          </table:table-cell>
        </table:table-row>
        <table:table-row table:style-name="ro1">
          <table:table-cell office:value-type="float" office:value="3.78205672700005" calcext:value-type="float">
            <text:p>3.782056727</text:p>
          </table:table-cell>
          <table:table-cell office:value-type="float" office:value="2323.40109054133" calcext:value-type="float">
            <text:p>2323.4010905413</text:p>
          </table:table-cell>
        </table:table-row>
        <table:table-row table:style-name="ro1">
          <table:table-cell office:value-type="float" office:value="3.80730237300008" calcext:value-type="float">
            <text:p>3.807302373</text:p>
          </table:table-cell>
          <table:table-cell office:value-type="float" office:value="2376.64744249079" calcext:value-type="float">
            <text:p>2376.6474424908</text:p>
          </table:table-cell>
        </table:table-row>
        <table:table-row table:style-name="ro1">
          <table:table-cell office:value-type="float" office:value="3.83229907300006" calcext:value-type="float">
            <text:p>3.832299073</text:p>
          </table:table-cell>
          <table:table-cell office:value-type="float" office:value="2400.3168418256" calcext:value-type="float">
            <text:p>2400.3168418256</text:p>
          </table:table-cell>
        </table:table-row>
        <table:table-row table:style-name="ro1">
          <table:table-cell office:value-type="float" office:value="3.85682267199991" calcext:value-type="float">
            <text:p>3.856822672</text:p>
          </table:table-cell>
          <table:table-cell office:value-type="float" office:value="2446.62294471416" calcext:value-type="float">
            <text:p>2446.6229447142</text:p>
          </table:table-cell>
        </table:table-row>
        <table:table-row table:style-name="ro1">
          <table:table-cell office:value-type="float" office:value="3.88112961499996" calcext:value-type="float">
            <text:p>3.881129615</text:p>
          </table:table-cell>
          <table:table-cell office:value-type="float" office:value="2468.43052208835" calcext:value-type="float">
            <text:p>2468.4305220884</text:p>
          </table:table-cell>
        </table:table-row>
        <table:table-row table:style-name="ro1">
          <table:table-cell office:value-type="float" office:value="3.90494247099991" calcext:value-type="float">
            <text:p>3.904942471</text:p>
          </table:table-cell>
          <table:table-cell office:value-type="float" office:value="2519.64737031657" calcext:value-type="float">
            <text:p>2519.6473703166</text:p>
          </table:table-cell>
        </table:table-row>
        <table:table-row table:style-name="ro1">
          <table:table-cell office:value-type="float" office:value="3.92851445499991" calcext:value-type="float">
            <text:p>3.928514455</text:p>
          </table:table-cell>
          <table:table-cell office:value-type="float" office:value="2545.39456670256" calcext:value-type="float">
            <text:p>2545.3945667026</text:p>
          </table:table-cell>
        </table:table-row>
        <table:table-row table:style-name="ro1">
          <table:table-cell office:value-type="float" office:value="3.9516242740001" calcext:value-type="float">
            <text:p>3.951624274</text:p>
          </table:table-cell>
          <table:table-cell office:value-type="float" office:value="2596.29900171545" calcext:value-type="float">
            <text:p>2596.2990017155</text:p>
          </table:table-cell>
        </table:table-row>
        <table:table-row table:style-name="ro1">
          <table:table-cell office:value-type="float" office:value="3.97464764000006" calcext:value-type="float">
            <text:p>3.97464764</text:p>
          </table:table-cell>
          <table:table-cell office:value-type="float" office:value="2606.04813388716" calcext:value-type="float">
            <text:p>2606.0481338872</text:p>
          </table:table-cell>
        </table:table-row>
        <table:table-row table:style-name="ro1">
          <table:table-cell office:value-type="float" office:value="3.99739305000003" calcext:value-type="float">
            <text:p>3.99739305</text:p>
          </table:table-cell>
          <table:table-cell office:value-type="float" office:value="2637.89485439383" calcext:value-type="float">
            <text:p>2637.8948543938</text:p>
          </table:table-cell>
        </table:table-row>
        <table:table-row table:style-name="ro1">
          <table:table-cell office:value-type="float" office:value="4.02003799799991" calcext:value-type="float">
            <text:p>4.020037998</text:p>
          </table:table-cell>
          <table:table-cell office:value-type="float" office:value="2649.59760562578" calcext:value-type="float">
            <text:p>2649.5976056258</text:p>
          </table:table-cell>
        </table:table-row>
        <table:table-row table:style-name="ro1">
          <table:table-cell office:value-type="float" office:value="4.04255951300002" calcext:value-type="float">
            <text:p>4.042559513</text:p>
          </table:table-cell>
          <table:table-cell office:value-type="float" office:value="2664.11917669451" calcext:value-type="float">
            <text:p>2664.1191766945</text:p>
          </table:table-cell>
        </table:table-row>
        <table:table-row table:style-name="ro1">
          <table:table-cell office:value-type="float" office:value="4.06495452500008" calcext:value-type="float">
            <text:p>4.064954525</text:p>
          </table:table-cell>
          <table:table-cell office:value-type="float" office:value="2679.16802187187" calcext:value-type="float">
            <text:p>2679.1680218719</text:p>
          </table:table-cell>
        </table:table-row>
        <table:table-row table:style-name="ro1">
          <table:table-cell office:value-type="float" office:value="4.08729365499994" calcext:value-type="float">
            <text:p>4.087293655</text:p>
          </table:table-cell>
          <table:table-cell office:value-type="float" office:value="2685.87004061329" calcext:value-type="float">
            <text:p>2685.8700406133</text:p>
          </table:table-cell>
        </table:table-row>
        <table:table-row table:style-name="ro1">
          <table:table-cell office:value-type="float" office:value="4.10974288300008" calcext:value-type="float">
            <text:p>4.109742883</text:p>
          </table:table-cell>
          <table:table-cell office:value-type="float" office:value="2672.69769809555" calcext:value-type="float">
            <text:p>2672.6976980956</text:p>
          </table:table-cell>
        </table:table-row>
        <table:table-row table:style-name="ro1">
          <table:table-cell office:value-type="float" office:value="4.1320157130001" calcext:value-type="float">
            <text:p>4.132015713</text:p>
          </table:table-cell>
          <table:table-cell office:value-type="float" office:value="2693.86512625232" calcext:value-type="float">
            <text:p>2693.8651262523</text:p>
          </table:table-cell>
        </table:table-row>
        <table:table-row table:style-name="ro1">
          <table:table-cell office:value-type="float" office:value="4.15446671199993" calcext:value-type="float">
            <text:p>4.154466712</text:p>
          </table:table-cell>
          <table:table-cell office:value-type="float" office:value="2672.48686797658" calcext:value-type="float">
            <text:p>2672.4868679766</text:p>
          </table:table-cell>
        </table:table-row>
        <table:table-row table:style-name="ro1">
          <table:table-cell office:value-type="float" office:value="4.17690588799997" calcext:value-type="float">
            <text:p>4.176905888</text:p>
          </table:table-cell>
          <table:table-cell office:value-type="float" office:value="2673.89497724462" calcext:value-type="float">
            <text:p>2673.8949772446</text:p>
          </table:table-cell>
        </table:table-row>
        <table:table-row table:style-name="ro1">
          <table:table-cell office:value-type="float" office:value="4.19972884699996" calcext:value-type="float">
            <text:p>4.199728847</text:p>
          </table:table-cell>
          <table:table-cell office:value-type="float" office:value="2628.93168234722" calcext:value-type="float">
            <text:p>2628.9316823472</text:p>
          </table:table-cell>
        </table:table-row>
        <table:table-row table:style-name="ro1">
          <table:table-cell office:value-type="float" office:value="4.22279377299992" calcext:value-type="float">
            <text:p>4.222793773</text:p>
          </table:table-cell>
          <table:table-cell office:value-type="float" office:value="2601.35237373411" calcext:value-type="float">
            <text:p>2601.3523737341</text:p>
          </table:table-cell>
        </table:table-row>
        <table:table-row table:style-name="ro1">
          <table:table-cell office:value-type="float" office:value="4.24619946300004" calcext:value-type="float">
            <text:p>4.246199463</text:p>
          </table:table-cell>
          <table:table-cell office:value-type="float" office:value="2563.47922234713" calcext:value-type="float">
            <text:p>2563.4792223471</text:p>
          </table:table-cell>
        </table:table-row>
        <table:table-row table:style-name="ro1">
          <table:table-cell office:value-type="float" office:value="4.26961343400012" calcext:value-type="float">
            <text:p>4.269613434</text:p>
          </table:table-cell>
          <table:table-cell office:value-type="float" office:value="2562.57257685125" calcext:value-type="float">
            <text:p>2562.5725768513</text:p>
          </table:table-cell>
        </table:table-row>
        <table:table-row table:style-name="ro1">
          <table:table-cell office:value-type="float" office:value="4.29338150100011" calcext:value-type="float">
            <text:p>4.293381501</text:p>
          </table:table-cell>
          <table:table-cell office:value-type="float" office:value="2524.39544200295" calcext:value-type="float">
            <text:p>2524.395442003</text:p>
          </table:table-cell>
        </table:table-row>
        <table:table-row table:style-name="ro1">
          <table:table-cell office:value-type="float" office:value="4.31739695200008" calcext:value-type="float">
            <text:p>4.317396952</text:p>
          </table:table-cell>
          <table:table-cell office:value-type="float" office:value="2498.39155633925" calcext:value-type="float">
            <text:p>2498.3915563393</text:p>
          </table:table-cell>
        </table:table-row>
        <table:table-row table:style-name="ro1">
          <table:table-cell office:value-type="float" office:value="4.34152265700004" calcext:value-type="float">
            <text:p>4.341522657</text:p>
          </table:table-cell>
          <table:table-cell office:value-type="float" office:value="2486.97395579108" calcext:value-type="float">
            <text:p>2486.9739557911</text:p>
          </table:table-cell>
        </table:table-row>
        <table:table-row table:style-name="ro1">
          <table:table-cell office:value-type="float" office:value="4.36552482699995" calcext:value-type="float">
            <text:p>4.365524827</text:p>
          </table:table-cell>
          <table:table-cell office:value-type="float" office:value="2499.77397877949" calcext:value-type="float">
            <text:p>2499.7739787795</text:p>
          </table:table-cell>
        </table:table-row>
        <table:table-row table:style-name="ro1">
          <table:table-cell office:value-type="float" office:value="4.38910873700002" calcext:value-type="float">
            <text:p>4.389108737</text:p>
          </table:table-cell>
          <table:table-cell office:value-type="float" office:value="2544.1074020305" calcext:value-type="float">
            <text:p>2544.1074020305</text:p>
          </table:table-cell>
        </table:table-row>
        <table:table-row table:style-name="ro1">
          <table:table-cell office:value-type="float" office:value="4.41247916800012" calcext:value-type="float">
            <text:p>4.412479168</text:p>
          </table:table-cell>
          <table:table-cell office:value-type="float" office:value="2567.34674682446" calcext:value-type="float">
            <text:p>2567.3467468245</text:p>
          </table:table-cell>
        </table:table-row>
        <table:table-row table:style-name="ro1">
          <table:table-cell office:value-type="float" office:value="4.43570361699994" calcext:value-type="float">
            <text:p>4.435703617</text:p>
          </table:table-cell>
          <table:table-cell office:value-type="float" office:value="2583.48432724703" calcext:value-type="float">
            <text:p>2583.484327247</text:p>
          </table:table-cell>
        </table:table-row>
        <table:table-row table:style-name="ro1">
          <table:table-cell office:value-type="float" office:value="4.45883432100004" calcext:value-type="float">
            <text:p>4.458834321</text:p>
          </table:table-cell>
          <table:table-cell office:value-type="float" office:value="2593.95477110216" calcext:value-type="float">
            <text:p>2593.9547711022</text:p>
          </table:table-cell>
        </table:table-row>
        <table:table-row table:style-name="ro1">
          <table:table-cell office:value-type="float" office:value="4.48181930300007" calcext:value-type="float">
            <text:p>4.481819303</text:p>
          </table:table-cell>
          <table:table-cell office:value-type="float" office:value="2610.40012996023" calcext:value-type="float">
            <text:p>2610.4001299602</text:p>
          </table:table-cell>
        </table:table-row>
        <table:table-row table:style-name="ro1">
          <table:table-cell office:value-type="float" office:value="4.50460559699991" calcext:value-type="float">
            <text:p>4.504605597</text:p>
          </table:table-cell>
          <table:table-cell office:value-type="float" office:value="2633.1618472233" calcext:value-type="float">
            <text:p>2633.1618472233</text:p>
          </table:table-cell>
        </table:table-row>
        <table:table-row table:style-name="ro1">
          <table:table-cell office:value-type="float" office:value="4.52737454900012" calcext:value-type="float">
            <text:p>4.527374549</text:p>
          </table:table-cell>
          <table:table-cell office:value-type="float" office:value="2635.16739810675" calcext:value-type="float">
            <text:p>2635.1673981068</text:p>
          </table:table-cell>
        </table:table-row>
        <table:table-row table:style-name="ro1">
          <table:table-cell office:value-type="float" office:value="4.54990913699999" calcext:value-type="float">
            <text:p>4.549909137</text:p>
          </table:table-cell>
          <table:table-cell office:value-type="float" office:value="2662.57364014566" calcext:value-type="float">
            <text:p>2662.5736401457</text:p>
          </table:table-cell>
        </table:table-row>
        <table:table-row table:style-name="ro1">
          <table:table-cell office:value-type="float" office:value="4.57226212000001" calcext:value-type="float">
            <text:p>4.57226212</text:p>
          </table:table-cell>
          <table:table-cell office:value-type="float" office:value="2684.20550402375" calcext:value-type="float">
            <text:p>2684.2055040238</text:p>
          </table:table-cell>
        </table:table-row>
        <table:table-row table:style-name="ro1">
          <table:table-cell office:value-type="float" office:value="4.59437584400007" calcext:value-type="float">
            <text:p>4.594375844</text:p>
          </table:table-cell>
          <table:table-cell office:value-type="float" office:value="2713.24721244713" calcext:value-type="float">
            <text:p>2713.2472124471</text:p>
          </table:table-cell>
        </table:table-row>
        <table:table-row table:style-name="ro1">
          <table:table-cell office:value-type="float" office:value="4.61646607900002" calcext:value-type="float">
            <text:p>4.616466079</text:p>
          </table:table-cell>
          <table:table-cell office:value-type="float" office:value="2716.13226387742" calcext:value-type="float">
            <text:p>2716.1322638774</text:p>
          </table:table-cell>
        </table:table-row>
        <table:table-row table:style-name="ro1">
          <table:table-cell office:value-type="float" office:value="4.63826164200009" calcext:value-type="float">
            <text:p>4.638261642</text:p>
          </table:table-cell>
          <table:table-cell office:value-type="float" office:value="2752.85387213033" calcext:value-type="float">
            <text:p>2752.8538721303</text:p>
          </table:table-cell>
        </table:table-row>
        <table:table-row table:style-name="ro1">
          <table:table-cell office:value-type="float" office:value="4.66005944500012" calcext:value-type="float">
            <text:p>4.660059445</text:p>
          </table:table-cell>
          <table:table-cell office:value-type="float" office:value="2752.57098157674" calcext:value-type="float">
            <text:p>2752.5709815767</text:p>
          </table:table-cell>
        </table:table-row>
        <table:table-row table:style-name="ro1">
          <table:table-cell office:value-type="float" office:value="4.68166298599999" calcext:value-type="float">
            <text:p>4.681662986</text:p>
          </table:table-cell>
          <table:table-cell office:value-type="float" office:value="2777.32247691906" calcext:value-type="float">
            <text:p>2777.3224769191</text:p>
          </table:table-cell>
        </table:table-row>
        <table:table-row table:style-name="ro1">
          <table:table-cell office:value-type="float" office:value="4.70292805600002" calcext:value-type="float">
            <text:p>4.702928056</text:p>
          </table:table-cell>
          <table:table-cell office:value-type="float" office:value="2821.5284501732" calcext:value-type="float">
            <text:p>2821.5284501732</text:p>
          </table:table-cell>
        </table:table-row>
        <table:table-row table:style-name="ro1">
          <table:table-cell office:value-type="float" office:value="4.72397105300001" calcext:value-type="float">
            <text:p>4.723971053</text:p>
          </table:table-cell>
          <table:table-cell office:value-type="float" office:value="2851.30487829344" calcext:value-type="float">
            <text:p>2851.3048782934</text:p>
          </table:table-cell>
        </table:table-row>
        <table:table-row table:style-name="ro1">
          <table:table-cell office:value-type="float" office:value="4.74479781100013" calcext:value-type="float">
            <text:p>4.744797811</text:p>
          </table:table-cell>
          <table:table-cell office:value-type="float" office:value="2880.90926104184" calcext:value-type="float">
            <text:p>2880.9092610419</text:p>
          </table:table-cell>
        </table:table-row>
        <table:table-row table:style-name="ro1">
          <table:table-cell office:value-type="float" office:value="4.76535739499991" calcext:value-type="float">
            <text:p>4.765357395</text:p>
          </table:table-cell>
          <table:table-cell office:value-type="float" office:value="2918.3469860397" calcext:value-type="float">
            <text:p>2918.3469860397</text:p>
          </table:table-cell>
        </table:table-row>
        <table:table-row table:style-name="ro1">
          <table:table-cell office:value-type="float" office:value="4.78582036900002" calcext:value-type="float">
            <text:p>4.785820369</text:p>
          </table:table-cell>
          <table:table-cell office:value-type="float" office:value="2932.12511532657" calcext:value-type="float">
            <text:p>2932.1251153266</text:p>
          </table:table-cell>
        </table:table-row>
        <table:table-row table:style-name="ro1">
          <table:table-cell office:value-type="float" office:value="4.80585159399993" calcext:value-type="float">
            <text:p>4.805851594</text:p>
          </table:table-cell>
          <table:table-cell office:value-type="float" office:value="2995.32355111907" calcext:value-type="float">
            <text:p>2995.3235511191</text:p>
          </table:table-cell>
        </table:table-row>
        <table:table-row table:style-name="ro1">
          <table:table-cell office:value-type="float" office:value="4.825702933" calcext:value-type="float">
            <text:p>4.825702933</text:p>
          </table:table-cell>
          <table:table-cell office:value-type="float" office:value="3022.46614194583" calcext:value-type="float">
            <text:p>3022.4661419458</text:p>
          </table:table-cell>
        </table:table-row>
        <table:table-row table:style-name="ro1">
          <table:table-cell office:value-type="float" office:value="4.84528798299994" calcext:value-type="float">
            <text:p>4.845287983</text:p>
          </table:table-cell>
          <table:table-cell office:value-type="float" office:value="3063.56123677025" calcext:value-type="float">
            <text:p>3063.5612367703</text:p>
          </table:table-cell>
        </table:table-row>
        <table:table-row table:style-name="ro1">
          <table:table-cell office:value-type="float" office:value="4.86460757700002" calcext:value-type="float">
            <text:p>4.864607577</text:p>
          </table:table-cell>
          <table:table-cell office:value-type="float" office:value="3105.6553258702" calcext:value-type="float">
            <text:p>3105.6553258702</text:p>
          </table:table-cell>
        </table:table-row>
        <table:table-row table:style-name="ro1">
          <table:table-cell office:value-type="float" office:value="4.88364906099991" calcext:value-type="float">
            <text:p>4.883649061</text:p>
          </table:table-cell>
          <table:table-cell office:value-type="float" office:value="3151.01491040914" calcext:value-type="float">
            <text:p>3151.0149104092</text:p>
          </table:table-cell>
        </table:table-row>
        <table:table-row table:style-name="ro1">
          <table:table-cell office:value-type="float" office:value="4.90254919900008" calcext:value-type="float">
            <text:p>4.902549199</text:p>
          </table:table-cell>
          <table:table-cell office:value-type="float" office:value="3174.57999510285" calcext:value-type="float">
            <text:p>3174.5799951029</text:p>
          </table:table-cell>
        </table:table-row>
        <table:table-row table:style-name="ro1">
          <table:table-cell office:value-type="float" office:value="4.92116310300003" calcext:value-type="float">
            <text:p>4.921163103</text:p>
          </table:table-cell>
          <table:table-cell office:value-type="float" office:value="3223.39687580664" calcext:value-type="float">
            <text:p>3223.3968758067</text:p>
          </table:table-cell>
        </table:table-row>
        <table:table-row table:style-name="ro1">
          <table:table-cell office:value-type="float" office:value="4.93965274199991" calcext:value-type="float">
            <text:p>4.939652742</text:p>
          </table:table-cell>
          <table:table-cell office:value-type="float" office:value="3245.06065263824" calcext:value-type="float">
            <text:p>3245.0606526383</text:p>
          </table:table-cell>
        </table:table-row>
        <table:table-row table:style-name="ro1">
          <table:table-cell office:value-type="float" office:value="4.95785536400012" calcext:value-type="float">
            <text:p>4.957855364</text:p>
          </table:table-cell>
          <table:table-cell office:value-type="float" office:value="3296.22842243739" calcext:value-type="float">
            <text:p>3296.2284224374</text:p>
          </table:table-cell>
        </table:table-row>
        <table:table-row table:style-name="ro1">
          <table:table-cell office:value-type="float" office:value="4.97615766800004" calcext:value-type="float">
            <text:p>4.976157668</text:p>
          </table:table-cell>
          <table:table-cell office:value-type="float" office:value="3278.27578430955" calcext:value-type="float">
            <text:p>3278.2757843096</text:p>
          </table:table-cell>
        </table:table-row>
        <table:table-row table:style-name="ro1">
          <table:table-cell office:value-type="float" office:value="4.99417451900013" calcext:value-type="float">
            <text:p>4.994174519</text:p>
          </table:table-cell>
          <table:table-cell office:value-type="float" office:value="3330.21569639002" calcext:value-type="float">
            <text:p>3330.21569639</text:p>
          </table:table-cell>
        </table:table-row>
        <table:table-row table:style-name="ro1">
          <table:table-cell office:value-type="float" office:value="5.0121286640001" calcext:value-type="float">
            <text:p>5.012128664</text:p>
          </table:table-cell>
          <table:table-cell office:value-type="float" office:value="3341.84668777489" calcext:value-type="float">
            <text:p>3341.8466877749</text:p>
          </table:table-cell>
        </table:table-row>
        <table:table-row table:style-name="ro1">
          <table:table-cell office:value-type="float" office:value="5.02980334400013" calcext:value-type="float">
            <text:p>5.029803344</text:p>
          </table:table-cell>
          <table:table-cell office:value-type="float" office:value="3394.68663647133" calcext:value-type="float">
            <text:p>3394.6866364713</text:p>
          </table:table-cell>
        </table:table-row>
        <table:table-row table:style-name="ro1">
          <table:table-cell office:value-type="float" office:value="5.04764452600011" calcext:value-type="float">
            <text:p>5.047644526</text:p>
          </table:table-cell>
          <table:table-cell office:value-type="float" office:value="3363.00588156405" calcext:value-type="float">
            <text:p>3363.0058815641</text:p>
          </table:table-cell>
        </table:table-row>
        <table:table-row table:style-name="ro1">
          <table:table-cell office:value-type="float" office:value="5.06532076799999" calcext:value-type="float">
            <text:p>5.065320768</text:p>
          </table:table-cell>
          <table:table-cell office:value-type="float" office:value="3394.3866575491" calcext:value-type="float">
            <text:p>3394.3866575491</text:p>
          </table:table-cell>
        </table:table-row>
        <table:table-row table:style-name="ro1">
          <table:table-cell office:value-type="float" office:value="5.08286378799994" calcext:value-type="float">
            <text:p>5.082863788</text:p>
          </table:table-cell>
          <table:table-cell office:value-type="float" office:value="3420.16368904425" calcext:value-type="float">
            <text:p>3420.1636890443</text:p>
          </table:table-cell>
        </table:table-row>
        <table:table-row table:style-name="ro1">
          <table:table-cell office:value-type="float" office:value="5.10054977000004" calcext:value-type="float">
            <text:p>5.10054977</text:p>
          </table:table-cell>
          <table:table-cell office:value-type="float" office:value="3392.51730549378" calcext:value-type="float">
            <text:p>3392.5173054938</text:p>
          </table:table-cell>
        </table:table-row>
        <table:table-row table:style-name="ro1">
          <table:table-cell office:value-type="float" office:value="5.11808872699999" calcext:value-type="float">
            <text:p>5.118088727</text:p>
          </table:table-cell>
          <table:table-cell office:value-type="float" office:value="3420.95598958347" calcext:value-type="float">
            <text:p>3420.9559895835</text:p>
          </table:table-cell>
        </table:table-row>
        <table:table-row table:style-name="ro1">
          <table:table-cell office:value-type="float" office:value="5.135562897" calcext:value-type="float">
            <text:p>5.135562897</text:p>
          </table:table-cell>
          <table:table-cell office:value-type="float" office:value="3433.6394804418" calcext:value-type="float">
            <text:p>3433.6394804418</text:p>
          </table:table-cell>
        </table:table-row>
        <table:table-row table:style-name="ro1">
          <table:table-cell office:value-type="float" office:value="5.15298389200007" calcext:value-type="float">
            <text:p>5.152983892</text:p>
          </table:table-cell>
          <table:table-cell office:value-type="float" office:value="3444.12015500682" calcext:value-type="float">
            <text:p>3444.1201550068</text:p>
          </table:table-cell>
        </table:table-row>
        <table:table-row table:style-name="ro1">
          <table:table-cell office:value-type="float" office:value="5.1704513950001" calcext:value-type="float">
            <text:p>5.170451395</text:p>
          </table:table-cell>
          <table:table-cell office:value-type="float" office:value="3434.95003263385" calcext:value-type="float">
            <text:p>3434.9500326339</text:p>
          </table:table-cell>
        </table:table-row>
        <table:table-row table:style-name="ro1">
          <table:table-cell office:value-type="float" office:value="5.18787988899999" calcext:value-type="float">
            <text:p>5.187879889</text:p>
          </table:table-cell>
          <table:table-cell office:value-type="float" office:value="3442.63824518567" calcext:value-type="float">
            <text:p>3442.6382451857</text:p>
          </table:table-cell>
        </table:table-row>
        <table:table-row table:style-name="ro1">
          <table:table-cell office:value-type="float" office:value="5.20522583599995" calcext:value-type="float">
            <text:p>5.205225836</text:p>
          </table:table-cell>
          <table:table-cell office:value-type="float" office:value="3459.02129183918" calcext:value-type="float">
            <text:p>3459.0212918392</text:p>
          </table:table-cell>
        </table:table-row>
        <table:table-row table:style-name="ro1">
          <table:table-cell office:value-type="float" office:value="5.222617249" calcext:value-type="float">
            <text:p>5.222617249</text:p>
          </table:table-cell>
          <table:table-cell office:value-type="float" office:value="3449.97844625148" calcext:value-type="float">
            <text:p>3449.9784462515</text:p>
          </table:table-cell>
        </table:table-row>
        <table:table-row table:style-name="ro1">
          <table:table-cell office:value-type="float" office:value="5.23985200300012" calcext:value-type="float">
            <text:p>5.239852003</text:p>
          </table:table-cell>
          <table:table-cell office:value-type="float" office:value="3481.33776667502" calcext:value-type="float">
            <text:p>3481.337766675</text:p>
          </table:table-cell>
        </table:table-row>
        <table:table-row table:style-name="ro1">
          <table:table-cell office:value-type="float" office:value="5.25717295100003" calcext:value-type="float">
            <text:p>5.257172951</text:p>
          </table:table-cell>
          <table:table-cell office:value-type="float" office:value="3464.013632529" calcext:value-type="float">
            <text:p>3464.013632529</text:p>
          </table:table-cell>
        </table:table-row>
        <table:table-row table:style-name="ro1">
          <table:table-cell office:value-type="float" office:value="5.27439067499995" calcext:value-type="float">
            <text:p>5.274390675</text:p>
          </table:table-cell>
          <table:table-cell office:value-type="float" office:value="3484.78114762895" calcext:value-type="float">
            <text:p>3484.781147629</text:p>
          </table:table-cell>
        </table:table-row>
        <table:table-row table:style-name="ro1">
          <table:table-cell office:value-type="float" office:value="5.29163907399993" calcext:value-type="float">
            <text:p>5.291639074</text:p>
          </table:table-cell>
          <table:table-cell office:value-type="float" office:value="3478.58372246972" calcext:value-type="float">
            <text:p>3478.5837224697</text:p>
          </table:table-cell>
        </table:table-row>
        <table:table-row table:style-name="ro1">
          <table:table-cell office:value-type="float" office:value="5.30883409100011" calcext:value-type="float">
            <text:p>5.308834091</text:p>
          </table:table-cell>
          <table:table-cell office:value-type="float" office:value="3489.38299970185" calcext:value-type="float">
            <text:p>3489.3829997019</text:p>
          </table:table-cell>
        </table:table-row>
        <table:table-row table:style-name="ro1">
          <table:table-cell office:value-type="float" office:value="5.32618524600002" calcext:value-type="float">
            <text:p>5.326185246</text:p>
          </table:table-cell>
          <table:table-cell office:value-type="float" office:value="3457.98305647633" calcext:value-type="float">
            <text:p>3457.9830564763</text:p>
          </table:table-cell>
        </table:table-row>
        <table:table-row table:style-name="ro1">
          <table:table-cell office:value-type="float" office:value="5.34333063000008" calcext:value-type="float">
            <text:p>5.34333063</text:p>
          </table:table-cell>
          <table:table-cell office:value-type="float" office:value="3499.48417602031" calcext:value-type="float">
            <text:p>3499.4841760203</text:p>
          </table:table-cell>
        </table:table-row>
        <table:table-row table:style-name="ro1">
          <table:table-cell office:value-type="float" office:value="5.36049502300011" calcext:value-type="float">
            <text:p>5.360495023</text:p>
          </table:table-cell>
          <table:table-cell office:value-type="float" office:value="3495.6086125443" calcext:value-type="float">
            <text:p>3495.6086125443</text:p>
          </table:table-cell>
        </table:table-row>
        <table:table-row table:style-name="ro1">
          <table:table-cell office:value-type="float" office:value="5.37771941300002" calcext:value-type="float">
            <text:p>5.377719413</text:p>
          </table:table-cell>
          <table:table-cell office:value-type="float" office:value="3483.43250473965" calcext:value-type="float">
            <text:p>3483.4325047397</text:p>
          </table:table-cell>
        </table:table-row>
        <table:table-row table:style-name="ro1">
          <table:table-cell office:value-type="float" office:value="5.39489359799995" calcext:value-type="float">
            <text:p>5.394893598</text:p>
          </table:table-cell>
          <table:table-cell office:value-type="float" office:value="3493.61556313979" calcext:value-type="float">
            <text:p>3493.6155631398</text:p>
          </table:table-cell>
        </table:table-row>
        <table:table-row table:style-name="ro1">
          <table:table-cell office:value-type="float" office:value="5.41209392700011" calcext:value-type="float">
            <text:p>5.412093927</text:p>
          </table:table-cell>
          <table:table-cell office:value-type="float" office:value="3488.30536900995" calcext:value-type="float">
            <text:p>3488.30536901</text:p>
          </table:table-cell>
        </table:table-row>
        <table:table-row table:style-name="ro1">
          <table:table-cell office:value-type="float" office:value="5.42917926199993" calcext:value-type="float">
            <text:p>5.429179262</text:p>
          </table:table-cell>
          <table:table-cell office:value-type="float" office:value="3511.78364372915" calcext:value-type="float">
            <text:p>3511.7836437292</text:p>
          </table:table-cell>
        </table:table-row>
        <table:table-row table:style-name="ro1">
          <table:table-cell office:value-type="float" office:value="5.44632542699992" calcext:value-type="float">
            <text:p>5.446325427</text:p>
          </table:table-cell>
          <table:table-cell office:value-type="float" office:value="3499.32477612635" calcext:value-type="float">
            <text:p>3499.3247761264</text:p>
          </table:table-cell>
        </table:table-row>
        <table:table-row table:style-name="ro1">
          <table:table-cell office:value-type="float" office:value="5.46336571200004" calcext:value-type="float">
            <text:p>5.463365712</text:p>
          </table:table-cell>
          <table:table-cell office:value-type="float" office:value="3521.06786943845" calcext:value-type="float">
            <text:p>3521.0678694385</text:p>
          </table:table-cell>
        </table:table-row>
        <table:table-row table:style-name="ro1">
          <table:table-cell office:value-type="float" office:value="5.4805690610001" calcext:value-type="float">
            <text:p>5.480569061</text:p>
          </table:table-cell>
          <table:table-cell office:value-type="float" office:value="3487.69300673987" calcext:value-type="float">
            <text:p>3487.6930067399</text:p>
          </table:table-cell>
        </table:table-row>
        <table:table-row table:style-name="ro1">
          <table:table-cell office:value-type="float" office:value="5.49770100799992" calcext:value-type="float">
            <text:p>5.497701008</text:p>
          </table:table-cell>
          <table:table-cell office:value-type="float" office:value="3502.22890606725" calcext:value-type="float">
            <text:p>3502.2289060673</text:p>
          </table:table-cell>
        </table:table-row>
        <table:table-row table:style-name="ro1">
          <table:table-cell office:value-type="float" office:value="5.51481608099994" calcext:value-type="float">
            <text:p>5.514816081</text:p>
          </table:table-cell>
          <table:table-cell office:value-type="float" office:value="3505.68180456796" calcext:value-type="float">
            <text:p>3505.681804568</text:p>
          </table:table-cell>
        </table:table-row>
        <table:table-row table:style-name="ro1">
          <table:table-cell office:value-type="float" office:value="5.53195078800013" calcext:value-type="float">
            <text:p>5.531950788</text:p>
          </table:table-cell>
          <table:table-cell office:value-type="float" office:value="3501.66477893755" calcext:value-type="float">
            <text:p>3501.6647789376</text:p>
          </table:table-cell>
        </table:table-row>
        <table:table-row table:style-name="ro1">
          <table:table-cell office:value-type="float" office:value="5.54919913599997" calcext:value-type="float">
            <text:p>5.549199136</text:p>
          </table:table-cell>
          <table:table-cell office:value-type="float" office:value="3478.59400799194" calcext:value-type="float">
            <text:p>3478.5940079919</text:p>
          </table:table-cell>
        </table:table-row>
        <table:table-row table:style-name="ro1">
          <table:table-cell office:value-type="float" office:value="5.56652419800002" calcext:value-type="float">
            <text:p>5.566524198</text:p>
          </table:table-cell>
          <table:table-cell office:value-type="float" office:value="3463.19106966609" calcext:value-type="float">
            <text:p>3463.1910696661</text:p>
          </table:table-cell>
        </table:table-row>
        <table:table-row table:style-name="ro1">
          <table:table-cell office:value-type="float" office:value="5.58378910700003" calcext:value-type="float">
            <text:p>5.583789107</text:p>
          </table:table-cell>
          <table:table-cell office:value-type="float" office:value="3475.25723998792" calcext:value-type="float">
            <text:p>3475.2572399879</text:p>
          </table:table-cell>
        </table:table-row>
        <table:table-row table:style-name="ro1">
          <table:table-cell office:value-type="float" office:value="5.60118114500006" calcext:value-type="float">
            <text:p>5.601181145</text:p>
          </table:table-cell>
          <table:table-cell office:value-type="float" office:value="3449.85446788423" calcext:value-type="float">
            <text:p>3449.8544678842</text:p>
          </table:table-cell>
        </table:table-row>
        <table:table-row table:style-name="ro1">
          <table:table-cell office:value-type="float" office:value="5.61840537900002" calcext:value-type="float">
            <text:p>5.618405379</text:p>
          </table:table-cell>
          <table:table-cell office:value-type="float" office:value="3483.46405419887" calcext:value-type="float">
            <text:p>3483.4640541989</text:p>
          </table:table-cell>
        </table:table-row>
        <table:table-row table:style-name="ro1">
          <table:table-cell office:value-type="float" office:value="5.63582236399998" calcext:value-type="float">
            <text:p>5.635822364</text:p>
          </table:table-cell>
          <table:table-cell office:value-type="float" office:value="3444.91311212344" calcext:value-type="float">
            <text:p>3444.9131121234</text:p>
          </table:table-cell>
        </table:table-row>
        <table:table-row table:style-name="ro1">
          <table:table-cell office:value-type="float" office:value="5.65324705700004" calcext:value-type="float">
            <text:p>5.653247057</text:p>
          </table:table-cell>
          <table:table-cell office:value-type="float" office:value="3443.38921780554" calcext:value-type="float">
            <text:p>3443.3892178055</text:p>
          </table:table-cell>
        </table:table-row>
        <table:table-row table:style-name="ro1">
          <table:table-cell office:value-type="float" office:value="5.67058263900003" calcext:value-type="float">
            <text:p>5.670582639</text:p>
          </table:table-cell>
          <table:table-cell office:value-type="float" office:value="3461.08945174411" calcext:value-type="float">
            <text:p>3461.0894517441</text:p>
          </table:table-cell>
        </table:table-row>
        <table:table-row table:style-name="ro1">
          <table:table-cell office:value-type="float" office:value="5.68800415500004" calcext:value-type="float">
            <text:p>5.688004155</text:p>
          </table:table-cell>
          <table:table-cell office:value-type="float" office:value="3444.01715671328" calcext:value-type="float">
            <text:p>3444.0171567133</text:p>
          </table:table-cell>
        </table:table-row>
        <table:table-row table:style-name="ro1">
          <table:table-cell office:value-type="float" office:value="5.70541671299998" calcext:value-type="float">
            <text:p>5.705416713</text:p>
          </table:table-cell>
          <table:table-cell office:value-type="float" office:value="3445.78895302068" calcext:value-type="float">
            <text:p>3445.7889530207</text:p>
          </table:table-cell>
        </table:table-row>
        <table:table-row table:style-name="ro1">
          <table:table-cell office:value-type="float" office:value="5.72292421399993" calcext:value-type="float">
            <text:p>5.722924214</text:p>
          </table:table-cell>
          <table:table-cell office:value-type="float" office:value="3427.10247454252" calcext:value-type="float">
            <text:p>3427.1024745425</text:p>
          </table:table-cell>
        </table:table-row>
        <table:table-row table:style-name="ro1">
          <table:table-cell office:value-type="float" office:value="5.740404893" calcext:value-type="float">
            <text:p>5.740404893</text:p>
          </table:table-cell>
          <table:table-cell office:value-type="float" office:value="3432.36095118213" calcext:value-type="float">
            <text:p>3432.3609511821</text:p>
          </table:table-cell>
        </table:table-row>
        <table:table-row table:style-name="ro1">
          <table:table-cell office:value-type="float" office:value="5.75780864900003" calcext:value-type="float">
            <text:p>5.757808649</text:p>
          </table:table-cell>
          <table:table-cell office:value-type="float" office:value="3447.53167074543" calcext:value-type="float">
            <text:p>3447.5316707454</text:p>
          </table:table-cell>
        </table:table-row>
        <table:table-row table:style-name="ro1">
          <table:table-cell office:value-type="float" office:value="5.77521672800003" calcext:value-type="float">
            <text:p>5.775216728</text:p>
          </table:table-cell>
          <table:table-cell office:value-type="float" office:value="3446.67553496159" calcext:value-type="float">
            <text:p>3446.6755349616</text:p>
          </table:table-cell>
        </table:table-row>
        <table:table-row table:style-name="ro1">
          <table:table-cell office:value-type="float" office:value="5.79264084800002" calcext:value-type="float">
            <text:p>5.792640848</text:p>
          </table:table-cell>
          <table:table-cell office:value-type="float" office:value="3443.50245521983" calcext:value-type="float">
            <text:p>3443.5024552198</text:p>
          </table:table-cell>
        </table:table-row>
        <table:table-row table:style-name="ro1">
          <table:table-cell office:value-type="float" office:value="5.81005173900007" calcext:value-type="float">
            <text:p>5.810051739</text:p>
          </table:table-cell>
          <table:table-cell office:value-type="float" office:value="3446.11886892024" calcext:value-type="float">
            <text:p>3446.1188689202</text:p>
          </table:table-cell>
        </table:table-row>
        <table:table-row table:style-name="ro1">
          <table:table-cell office:value-type="float" office:value="5.82742185100005" calcext:value-type="float">
            <text:p>5.827421851</text:p>
          </table:table-cell>
          <table:table-cell office:value-type="float" office:value="3454.20916111925" calcext:value-type="float">
            <text:p>3454.2091611193</text:p>
          </table:table-cell>
        </table:table-row>
        <table:table-row table:style-name="ro1">
          <table:table-cell office:value-type="float" office:value="5.84487617800005" calcext:value-type="float">
            <text:p>5.844876178</text:p>
          </table:table-cell>
          <table:table-cell office:value-type="float" office:value="3437.54302300022" calcext:value-type="float">
            <text:p>3437.5430230002</text:p>
          </table:table-cell>
        </table:table-row>
        <table:table-row table:style-name="ro1">
          <table:table-cell office:value-type="float" office:value="5.86215051399995" calcext:value-type="float">
            <text:p>5.862150514</text:p>
          </table:table-cell>
          <table:table-cell office:value-type="float" office:value="3473.36071269808" calcext:value-type="float">
            <text:p>3473.3607126981</text:p>
          </table:table-cell>
        </table:table-row>
        <table:table-row table:style-name="ro1">
          <table:table-cell office:value-type="float" office:value="5.87971634499991" calcext:value-type="float">
            <text:p>5.879716345</text:p>
          </table:table-cell>
          <table:table-cell office:value-type="float" office:value="3415.72226216622" calcext:value-type="float">
            <text:p>3415.7222621662</text:p>
          </table:table-cell>
        </table:table-row>
        <table:table-row table:style-name="ro1">
          <table:table-cell office:value-type="float" office:value="5.8971061960001" calcext:value-type="float">
            <text:p>5.897106196</text:p>
          </table:table-cell>
          <table:table-cell office:value-type="float" office:value="3450.28833193267" calcext:value-type="float">
            <text:p>3450.2883319327</text:p>
          </table:table-cell>
        </table:table-row>
        <table:table-row table:style-name="ro1">
          <table:table-cell office:value-type="float" office:value="5.914672655" calcext:value-type="float">
            <text:p>5.914672655</text:p>
          </table:table-cell>
          <table:table-cell office:value-type="float" office:value="3415.60015028138" calcext:value-type="float">
            <text:p>3415.6001502814</text:p>
          </table:table-cell>
        </table:table-row>
        <table:table-row table:style-name="ro1">
          <table:table-cell office:value-type="float" office:value="5.9322154680001" calcext:value-type="float">
            <text:p>5.932215468</text:p>
          </table:table-cell>
          <table:table-cell office:value-type="float" office:value="3420.20404593544" calcext:value-type="float">
            <text:p>3420.2040459355</text:p>
          </table:table-cell>
        </table:table-row>
        <table:table-row table:style-name="ro1">
          <table:table-cell office:value-type="float" office:value="5.94975948000001" calcext:value-type="float">
            <text:p>5.94975948</text:p>
          </table:table-cell>
          <table:table-cell office:value-type="float" office:value="3419.97030099416" calcext:value-type="float">
            <text:p>3419.9703009942</text:p>
          </table:table-cell>
        </table:table-row>
        <table:table-row table:style-name="ro1">
          <table:table-cell office:value-type="float" office:value="5.96724432800011" calcext:value-type="float">
            <text:p>5.967244328</text:p>
          </table:table-cell>
          <table:table-cell office:value-type="float" office:value="3431.54255614205" calcext:value-type="float">
            <text:p>3431.5425561421</text:p>
          </table:table-cell>
        </table:table-row>
        <table:table-row table:style-name="ro1">
          <table:table-cell office:value-type="float" office:value="5.98477016300012" calcext:value-type="float">
            <text:p>5.984770163</text:p>
          </table:table-cell>
          <table:table-cell office:value-type="float" office:value="3423.51733882859" calcext:value-type="float">
            <text:p>3423.5173388286</text:p>
          </table:table-cell>
        </table:table-row>
        <table:table-row table:style-name="ro1">
          <table:table-cell office:value-type="float" office:value="6.00230615400005" calcext:value-type="float">
            <text:p>6.002306154</text:p>
          </table:table-cell>
          <table:table-cell office:value-type="float" office:value="3421.53460276264" calcext:value-type="float">
            <text:p>3421.5346027627</text:p>
          </table:table-cell>
        </table:table-row>
        <table:table-row table:style-name="ro1">
          <table:table-cell office:value-type="float" office:value="6.01984589500012" calcext:value-type="float">
            <text:p>6.019845895</text:p>
          </table:table-cell>
          <table:table-cell office:value-type="float" office:value="3420.80307798048" calcext:value-type="float">
            <text:p>3420.8030779805</text:p>
          </table:table-cell>
        </table:table-row>
        <table:table-row table:style-name="ro1">
          <table:table-cell office:value-type="float" office:value="6.03739324000003" calcext:value-type="float">
            <text:p>6.03739324</text:p>
          </table:table-cell>
          <table:table-cell office:value-type="float" office:value="3419.32070067021" calcext:value-type="float">
            <text:p>3419.3207006702</text:p>
          </table:table-cell>
        </table:table-row>
        <table:table-row table:style-name="ro1">
          <table:table-cell office:value-type="float" office:value="6.05493662699996" calcext:value-type="float">
            <text:p>6.054936627</text:p>
          </table:table-cell>
          <table:table-cell office:value-type="float" office:value="3420.09214071554" calcext:value-type="float">
            <text:p>3420.0921407155</text:p>
          </table:table-cell>
        </table:table-row>
        <table:table-row table:style-name="ro1">
          <table:table-cell office:value-type="float" office:value="6.07263162000004" calcext:value-type="float">
            <text:p>6.07263162</text:p>
          </table:table-cell>
          <table:table-cell office:value-type="float" office:value="3390.78969964767" calcext:value-type="float">
            <text:p>3390.7896996477</text:p>
          </table:table-cell>
        </table:table-row>
        <table:table-row table:style-name="ro1">
          <table:table-cell office:value-type="float" office:value="6.0902977610001" calcext:value-type="float">
            <text:p>6.090297761</text:p>
          </table:table-cell>
          <table:table-cell office:value-type="float" office:value="3396.32747184486" calcext:value-type="float">
            <text:p>3396.3274718449</text:p>
          </table:table-cell>
        </table:table-row>
        <table:table-row table:style-name="ro1">
          <table:table-cell office:value-type="float" office:value="6.10794395500011" calcext:value-type="float">
            <text:p>6.107943955</text:p>
          </table:table-cell>
          <table:table-cell office:value-type="float" office:value="3400.16663083113" calcext:value-type="float">
            <text:p>3400.1666308311</text:p>
          </table:table-cell>
        </table:table-row>
        <table:table-row table:style-name="ro1">
          <table:table-cell office:value-type="float" office:value="6.12550202800003" calcext:value-type="float">
            <text:p>6.125502028</text:p>
          </table:table-cell>
          <table:table-cell office:value-type="float" office:value="3417.23149233285" calcext:value-type="float">
            <text:p>3417.2314923329</text:p>
          </table:table-cell>
        </table:table-row>
        <table:table-row table:style-name="ro1">
          <table:table-cell office:value-type="float" office:value="6.143066976" calcext:value-type="float">
            <text:p>6.143066976</text:p>
          </table:table-cell>
          <table:table-cell office:value-type="float" office:value="3415.89397247835" calcext:value-type="float">
            <text:p>3415.8939724784</text:p>
          </table:table-cell>
        </table:table-row>
        <table:table-row table:style-name="ro1">
          <table:table-cell office:value-type="float" office:value="6.16067556799999" calcext:value-type="float">
            <text:p>6.160675568</text:p>
          </table:table-cell>
          <table:table-cell office:value-type="float" office:value="3407.42746495811" calcext:value-type="float">
            <text:p>3407.4274649581</text:p>
          </table:table-cell>
        </table:table-row>
        <table:table-row table:style-name="ro1">
          <table:table-cell office:value-type="float" office:value="6.17829577299995" calcext:value-type="float">
            <text:p>6.178295773</text:p>
          </table:table-cell>
          <table:table-cell office:value-type="float" office:value="3405.18172178729" calcext:value-type="float">
            <text:p>3405.1817217873</text:p>
          </table:table-cell>
        </table:table-row>
        <table:table-row table:style-name="ro1">
          <table:table-cell office:value-type="float" office:value="6.1959105630001" calcext:value-type="float">
            <text:p>6.195910563</text:p>
          </table:table-cell>
          <table:table-cell office:value-type="float" office:value="3406.22851589379" calcext:value-type="float">
            <text:p>3406.2285158938</text:p>
          </table:table-cell>
        </table:table-row>
        <table:table-row table:style-name="ro1">
          <table:table-cell office:value-type="float" office:value="6.21349764499996" calcext:value-type="float">
            <text:p>6.213497645</text:p>
          </table:table-cell>
          <table:table-cell office:value-type="float" office:value="3411.59494226873" calcext:value-type="float">
            <text:p>3411.5949422687</text:p>
          </table:table-cell>
        </table:table-row>
        <table:table-row table:style-name="ro1">
          <table:table-cell office:value-type="float" office:value="6.23104400000011" calcext:value-type="float">
            <text:p>6.231044</text:p>
          </table:table-cell>
          <table:table-cell office:value-type="float" office:value="3419.51362545033" calcext:value-type="float">
            <text:p>3419.5136254503</text:p>
          </table:table-cell>
        </table:table-row>
        <table:table-row table:style-name="ro1">
          <table:table-cell office:value-type="float" office:value="6.24862983200001" calcext:value-type="float">
            <text:p>6.248629832</text:p>
          </table:table-cell>
          <table:table-cell office:value-type="float" office:value="3411.83743824902" calcext:value-type="float">
            <text:p>3411.837438249</text:p>
          </table:table-cell>
        </table:table-row>
        <table:table-row table:style-name="ro1">
          <table:table-cell office:value-type="float" office:value="6.26615046000006" calcext:value-type="float">
            <text:p>6.26615046</text:p>
          </table:table-cell>
          <table:table-cell office:value-type="float" office:value="3424.53478264627" calcext:value-type="float">
            <text:p>3424.5347826463</text:p>
          </table:table-cell>
        </table:table-row>
        <table:table-row table:style-name="ro1">
          <table:table-cell office:value-type="float" office:value="6.28362483899991" calcext:value-type="float">
            <text:p>6.283624839</text:p>
          </table:table-cell>
          <table:table-cell office:value-type="float" office:value="3433.59841288291" calcext:value-type="float">
            <text:p>3433.5984128829</text:p>
          </table:table-cell>
        </table:table-row>
        <table:table-row table:style-name="ro1">
          <table:table-cell office:value-type="float" office:value="6.30117801699998" calcext:value-type="float">
            <text:p>6.301178017</text:p>
          </table:table-cell>
          <table:table-cell office:value-type="float" office:value="3418.18444499094" calcext:value-type="float">
            <text:p>3418.1844449909</text:p>
          </table:table-cell>
        </table:table-row>
        <table:table-row table:style-name="ro1">
          <table:table-cell office:value-type="float" office:value="6.3188459810001" calcext:value-type="float">
            <text:p>6.318845981</text:p>
          </table:table-cell>
          <table:table-cell office:value-type="float" office:value="3395.97703502353" calcext:value-type="float">
            <text:p>3395.9770350235</text:p>
          </table:table-cell>
        </table:table-row>
        <table:table-row table:style-name="ro1">
          <table:table-cell office:value-type="float" office:value="6.33644577099994" calcext:value-type="float">
            <text:p>6.336445771</text:p>
          </table:table-cell>
          <table:table-cell office:value-type="float" office:value="3409.13158625836" calcext:value-type="float">
            <text:p>3409.1315862584</text:p>
          </table:table-cell>
        </table:table-row>
        <table:table-row table:style-name="ro1">
          <table:table-cell office:value-type="float" office:value="6.35391817100003" calcext:value-type="float">
            <text:p>6.353918171</text:p>
          </table:table-cell>
          <table:table-cell office:value-type="float" office:value="3433.9873171229" calcext:value-type="float">
            <text:p>3433.9873171229</text:p>
          </table:table-cell>
        </table:table-row>
        <table:table-row table:style-name="ro1">
          <table:table-cell office:value-type="float" office:value="6.37159233300008" calcext:value-type="float">
            <text:p>6.371592333</text:p>
          </table:table-cell>
          <table:table-cell office:value-type="float" office:value="3394.78612903036" calcext:value-type="float">
            <text:p>3394.7861290304</text:p>
          </table:table-cell>
        </table:table-row>
        <table:table-row table:style-name="ro1">
          <table:table-cell office:value-type="float" office:value="6.38915358300005" calcext:value-type="float">
            <text:p>6.389153583</text:p>
          </table:table-cell>
          <table:table-cell office:value-type="float" office:value="3416.61328208967" calcext:value-type="float">
            <text:p>3416.6132820897</text:p>
          </table:table-cell>
        </table:table-row>
        <table:table-row table:style-name="ro1">
          <table:table-cell office:value-type="float" office:value="6.40683586899991" calcext:value-type="float">
            <text:p>6.406835869</text:p>
          </table:table-cell>
          <table:table-cell office:value-type="float" office:value="3393.22641882934" calcext:value-type="float">
            <text:p>3393.2264188293</text:p>
          </table:table-cell>
        </table:table-row>
        <table:table-row table:style-name="ro1">
          <table:table-cell office:value-type="float" office:value="6.42453815299996" calcext:value-type="float">
            <text:p>6.424538153</text:p>
          </table:table-cell>
          <table:table-cell office:value-type="float" office:value="3389.39314270545" calcext:value-type="float">
            <text:p>3389.3931427055</text:p>
          </table:table-cell>
        </table:table-row>
        <table:table-row table:style-name="ro1">
          <table:table-cell office:value-type="float" office:value="6.44213612099998" calcext:value-type="float">
            <text:p>6.442136121</text:p>
          </table:table-cell>
          <table:table-cell office:value-type="float" office:value="3409.48454957628" calcext:value-type="float">
            <text:p>3409.4845495763</text:p>
          </table:table-cell>
        </table:table-row>
        <table:table-row table:style-name="ro1">
          <table:table-cell office:value-type="float" office:value="6.45984403000011" calcext:value-type="float">
            <text:p>6.45984403</text:p>
          </table:table-cell>
          <table:table-cell office:value-type="float" office:value="3388.31648612694" calcext:value-type="float">
            <text:p>3388.3164861269</text:p>
          </table:table-cell>
        </table:table-row>
        <table:table-row table:style-name="ro1">
          <table:table-cell office:value-type="float" office:value="6.47751157700009" calcext:value-type="float">
            <text:p>6.477511577</text:p>
          </table:table-cell>
          <table:table-cell office:value-type="float" office:value="3396.05718892892" calcext:value-type="float">
            <text:p>3396.0571889289</text:p>
          </table:table-cell>
        </table:table-row>
        <table:table-row table:style-name="ro1">
          <table:table-cell office:value-type="float" office:value="6.49520401900008" calcext:value-type="float">
            <text:p>6.495204019</text:p>
          </table:table-cell>
          <table:table-cell office:value-type="float" office:value="3391.27860359851" calcext:value-type="float">
            <text:p>3391.2786035985</text:p>
          </table:table-cell>
        </table:table-row>
        <table:table-row table:style-name="ro1">
          <table:table-cell office:value-type="float" office:value="6.51283505700008" calcext:value-type="float">
            <text:p>6.512835057</text:p>
          </table:table-cell>
          <table:table-cell office:value-type="float" office:value="3403.08948344576" calcext:value-type="float">
            <text:p>3403.0894834458</text:p>
          </table:table-cell>
        </table:table-row>
        <table:table-row table:style-name="ro1">
          <table:table-cell office:value-type="float" office:value="6.53043401400009" calcext:value-type="float">
            <text:p>6.530434014</text:p>
          </table:table-cell>
          <table:table-cell office:value-type="float" office:value="3409.29294843652" calcext:value-type="float">
            <text:p>3409.2929484365</text:p>
          </table:table-cell>
        </table:table-row>
        <table:table-row table:style-name="ro1">
          <table:table-cell office:value-type="float" office:value="6.54806265599996" calcext:value-type="float">
            <text:p>6.548062656</text:p>
          </table:table-cell>
          <table:table-cell office:value-type="float" office:value="3403.55201498025" calcext:value-type="float">
            <text:p>3403.5520149803</text:p>
          </table:table-cell>
        </table:table-row>
        <table:table-row table:style-name="ro1">
          <table:table-cell office:value-type="float" office:value="6.56568973699996" calcext:value-type="float">
            <text:p>6.565689737</text:p>
          </table:table-cell>
          <table:table-cell office:value-type="float" office:value="3403.85342303687" calcext:value-type="float">
            <text:p>3403.8534230369</text:p>
          </table:table-cell>
        </table:table-row>
        <table:table-row table:style-name="ro1">
          <table:table-cell office:value-type="float" office:value="6.583438634" calcext:value-type="float">
            <text:p>6.583438634</text:p>
          </table:table-cell>
          <table:table-cell office:value-type="float" office:value="3380.49175674645" calcext:value-type="float">
            <text:p>3380.4917567465</text:p>
          </table:table-cell>
        </table:table-row>
        <table:table-row table:style-name="ro1">
          <table:table-cell office:value-type="float" office:value="6.60100217600007" calcext:value-type="float">
            <text:p>6.601002176</text:p>
          </table:table-cell>
          <table:table-cell office:value-type="float" office:value="3416.16742225396" calcext:value-type="float">
            <text:p>3416.167422254</text:p>
          </table:table-cell>
        </table:table-row>
        <table:table-row table:style-name="ro1">
          <table:table-cell office:value-type="float" office:value="6.61858743500011" calcext:value-type="float">
            <text:p>6.618587435</text:p>
          </table:table-cell>
          <table:table-cell office:value-type="float" office:value="3411.94860990405" calcext:value-type="float">
            <text:p>3411.9486099041</text:p>
          </table:table-cell>
        </table:table-row>
        <table:table-row table:style-name="ro1">
          <table:table-cell office:value-type="float" office:value="6.63621263999994" calcext:value-type="float">
            <text:p>6.63621264</text:p>
          </table:table-cell>
          <table:table-cell office:value-type="float" office:value="3404.21572404831" calcext:value-type="float">
            <text:p>3404.2157240483</text:p>
          </table:table-cell>
        </table:table-row>
        <table:table-row table:style-name="ro1">
          <table:table-cell office:value-type="float" office:value="6.65374732999999" calcext:value-type="float">
            <text:p>6.65374733</text:p>
          </table:table-cell>
          <table:table-cell office:value-type="float" office:value="3421.78846616831" calcext:value-type="float">
            <text:p>3421.7884661683</text:p>
          </table:table-cell>
        </table:table-row>
        <table:table-row table:style-name="ro1">
          <table:table-cell office:value-type="float" office:value="6.67122597999992" calcext:value-type="float">
            <text:p>6.67122598</text:p>
          </table:table-cell>
          <table:table-cell office:value-type="float" office:value="3432.75939504712" calcext:value-type="float">
            <text:p>3432.7593950471</text:p>
          </table:table-cell>
        </table:table-row>
        <table:table-row table:style-name="ro1">
          <table:table-cell office:value-type="float" office:value="6.68878181400009" calcext:value-type="float">
            <text:p>6.688781814</text:p>
          </table:table-cell>
          <table:table-cell office:value-type="float" office:value="3417.66731215359" calcext:value-type="float">
            <text:p>3417.6673121536</text:p>
          </table:table-cell>
        </table:table-row>
        <table:table-row table:style-name="ro1">
          <table:table-cell office:value-type="float" office:value="6.70635009500006" calcext:value-type="float">
            <text:p>6.706350095</text:p>
          </table:table-cell>
          <table:table-cell office:value-type="float" office:value="3415.2459196271" calcext:value-type="float">
            <text:p>3415.2459196271</text:p>
          </table:table-cell>
        </table:table-row>
        <table:table-row table:style-name="ro1">
          <table:table-cell office:value-type="float" office:value="6.72393920800005" calcext:value-type="float">
            <text:p>6.723939208</text:p>
          </table:table-cell>
          <table:table-cell office:value-type="float" office:value="3411.20100826288" calcext:value-type="float">
            <text:p>3411.2010082629</text:p>
          </table:table-cell>
        </table:table-row>
        <table:table-row table:style-name="ro1">
          <table:table-cell office:value-type="float" office:value="6.74150967700007" calcext:value-type="float">
            <text:p>6.741509677</text:p>
          </table:table-cell>
          <table:table-cell office:value-type="float" office:value="3414.82062885919" calcext:value-type="float">
            <text:p>3414.8206288592</text:p>
          </table:table-cell>
        </table:table-row>
        <table:table-row table:style-name="ro1">
          <table:table-cell office:value-type="float" office:value="6.75895483900013" calcext:value-type="float">
            <text:p>6.758954839</text:p>
          </table:table-cell>
          <table:table-cell office:value-type="float" office:value="3439.34897250022" calcext:value-type="float">
            <text:p>3439.3489725002</text:p>
          </table:table-cell>
        </table:table-row>
        <table:table-row table:style-name="ro1">
          <table:table-cell office:value-type="float" office:value="6.77639833500007" calcext:value-type="float">
            <text:p>6.776398335</text:p>
          </table:table-cell>
          <table:table-cell office:value-type="float" office:value="3439.67745916304" calcext:value-type="float">
            <text:p>3439.6774591631</text:p>
          </table:table-cell>
        </table:table-row>
        <table:table-row table:style-name="ro1">
          <table:table-cell office:value-type="float" office:value="6.79387235000013" calcext:value-type="float">
            <text:p>6.79387235</text:p>
          </table:table-cell>
          <table:table-cell office:value-type="float" office:value="3433.66993789283" calcext:value-type="float">
            <text:p>3433.6699378928</text:p>
          </table:table-cell>
        </table:table-row>
        <table:table-row table:style-name="ro1">
          <table:table-cell office:value-type="float" office:value="6.81124564099991" calcext:value-type="float">
            <text:p>6.811245641</text:p>
          </table:table-cell>
          <table:table-cell office:value-type="float" office:value="3453.57710296464" calcext:value-type="float">
            <text:p>3453.5771029647</text:p>
          </table:table-cell>
        </table:table-row>
        <table:table-row table:style-name="ro1">
          <table:table-cell office:value-type="float" office:value="6.82872559299994" calcext:value-type="float">
            <text:p>6.828725593</text:p>
          </table:table-cell>
          <table:table-cell office:value-type="float" office:value="3432.50370480966" calcext:value-type="float">
            <text:p>3432.5037048097</text:p>
          </table:table-cell>
        </table:table-row>
        <table:table-row table:style-name="ro1">
          <table:table-cell office:value-type="float" office:value="6.846157683" calcext:value-type="float">
            <text:p>6.846157683</text:p>
          </table:table-cell>
          <table:table-cell office:value-type="float" office:value="3441.92807631243" calcext:value-type="float">
            <text:p>3441.9280763124</text:p>
          </table:table-cell>
        </table:table-row>
        <table:table-row table:style-name="ro1">
          <table:table-cell office:value-type="float" office:value="6.86365346799994" calcext:value-type="float">
            <text:p>6.863653468</text:p>
          </table:table-cell>
          <table:table-cell office:value-type="float" office:value="3429.39742344885" calcext:value-type="float">
            <text:p>3429.3974234489</text:p>
          </table:table-cell>
        </table:table-row>
        <table:table-row table:style-name="ro1">
          <table:table-cell office:value-type="float" office:value="6.88124039400009" calcext:value-type="float">
            <text:p>6.881240394</text:p>
          </table:table-cell>
          <table:table-cell office:value-type="float" office:value="3411.6252038299" calcext:value-type="float">
            <text:p>3411.6252038299</text:p>
          </table:table-cell>
        </table:table-row>
        <table:table-row table:style-name="ro1">
          <table:table-cell office:value-type="float" office:value="6.89880664499992" calcext:value-type="float">
            <text:p>6.898806645</text:p>
          </table:table-cell>
          <table:table-cell office:value-type="float" office:value="3415.64059403254" calcext:value-type="float">
            <text:p>3415.6405940326</text:p>
          </table:table-cell>
        </table:table-row>
        <table:table-row table:style-name="ro1">
          <table:table-cell office:value-type="float" office:value="6.91638477200013" calcext:value-type="float">
            <text:p>6.916384772</text:p>
          </table:table-cell>
          <table:table-cell office:value-type="float" office:value="3413.33294493185" calcext:value-type="float">
            <text:p>3413.3329449319</text:p>
          </table:table-cell>
        </table:table-row>
        <table:table-row table:style-name="ro1">
          <table:table-cell office:value-type="float" office:value="6.93395628400003" calcext:value-type="float">
            <text:p>6.933956284</text:p>
          </table:table-cell>
          <table:table-cell office:value-type="float" office:value="3414.61793386521" calcext:value-type="float">
            <text:p>3414.6179338652</text:p>
          </table:table-cell>
        </table:table-row>
        <table:table-row table:style-name="ro1">
          <table:table-cell office:value-type="float" office:value="6.95154060799996" calcext:value-type="float">
            <text:p>6.951540608</text:p>
          </table:table-cell>
          <table:table-cell office:value-type="float" office:value="3412.13003128526" calcext:value-type="float">
            <text:p>3412.1300312853</text:p>
          </table:table-cell>
        </table:table-row>
        <table:table-row table:style-name="ro1">
          <table:table-cell office:value-type="float" office:value="6.96917175199997" calcext:value-type="float">
            <text:p>6.969171752</text:p>
          </table:table-cell>
          <table:table-cell office:value-type="float" office:value="3403.06902376718" calcext:value-type="float">
            <text:p>3403.0690237672</text:p>
          </table:table-cell>
        </table:table-row>
        <table:table-row table:style-name="ro1">
          <table:table-cell office:value-type="float" office:value="6.98675227500007" calcext:value-type="float">
            <text:p>6.986752275</text:p>
          </table:table-cell>
          <table:table-cell office:value-type="float" office:value="3412.86775141093" calcext:value-type="float">
            <text:p>3412.8677514109</text:p>
          </table:table-cell>
        </table:table-row>
        <table:table-row table:style-name="ro1">
          <table:table-cell office:value-type="float" office:value="7.00441065700011" calcext:value-type="float">
            <text:p>7.004410657</text:p>
          </table:table-cell>
          <table:table-cell office:value-type="float" office:value="3397.81980024431" calcext:value-type="float">
            <text:p>3397.8198002443</text:p>
          </table:table-cell>
        </table:table-row>
        <table:table-row table:style-name="ro1">
          <table:table-cell office:value-type="float" office:value="7.02199414799998" calcext:value-type="float">
            <text:p>7.021994148</text:p>
          </table:table-cell>
          <table:table-cell office:value-type="float" office:value="3412.29167748594" calcext:value-type="float">
            <text:p>3412.2916774859</text:p>
          </table:table-cell>
        </table:table-row>
        <table:table-row table:style-name="ro1">
          <table:table-cell office:value-type="float" office:value="7.03957576400012" calcext:value-type="float">
            <text:p>7.039575764</text:p>
          </table:table-cell>
          <table:table-cell office:value-type="float" office:value="3412.65558294023" calcext:value-type="float">
            <text:p>3412.6555829402</text:p>
          </table:table-cell>
        </table:table-row>
        <table:table-row table:style-name="ro1">
          <table:table-cell office:value-type="float" office:value="7.05717722300005" calcext:value-type="float">
            <text:p>7.057177223</text:p>
          </table:table-cell>
          <table:table-cell office:value-type="float" office:value="3408.8083266407" calcext:value-type="float">
            <text:p>3408.8083266407</text:p>
          </table:table-cell>
        </table:table-row>
        <table:table-row table:style-name="ro1">
          <table:table-cell office:value-type="float" office:value="7.07477612899993" calcext:value-type="float">
            <text:p>7.074776129</text:p>
          </table:table-cell>
          <table:table-cell office:value-type="float" office:value="3409.30282827945" calcext:value-type="float">
            <text:p>3409.3028282795</text:p>
          </table:table-cell>
        </table:table-row>
        <table:table-row table:style-name="ro1">
          <table:table-cell office:value-type="float" office:value="7.09236613000007" calcext:value-type="float">
            <text:p>7.09236613</text:p>
          </table:table-cell>
          <table:table-cell office:value-type="float" office:value="3411.02879979985" calcext:value-type="float">
            <text:p>3411.0287997999</text:p>
          </table:table-cell>
        </table:table-row>
        <table:table-row table:style-name="ro1">
          <table:table-cell office:value-type="float" office:value="7.10982686700004" calcext:value-type="float">
            <text:p>7.109826867</text:p>
          </table:table-cell>
          <table:table-cell office:value-type="float" office:value="3436.28106878425" calcext:value-type="float">
            <text:p>3436.2810687843</text:p>
          </table:table-cell>
        </table:table-row>
        <table:table-row table:style-name="ro1">
          <table:table-cell office:value-type="float" office:value="7.127308331" calcext:value-type="float">
            <text:p>7.127308331</text:p>
          </table:table-cell>
          <table:table-cell office:value-type="float" office:value="3432.20682204582" calcext:value-type="float">
            <text:p>3432.2068220458</text:p>
          </table:table-cell>
        </table:table-row>
        <table:table-row table:style-name="ro1">
          <table:table-cell office:value-type="float" office:value="7.14475511000001" calcext:value-type="float">
            <text:p>7.14475511</text:p>
          </table:table-cell>
          <table:table-cell office:value-type="float" office:value="3439.03020723555" calcext:value-type="float">
            <text:p>3439.0302072356</text:p>
          </table:table-cell>
        </table:table-row>
        <table:table-row table:style-name="ro1">
          <table:table-cell office:value-type="float" office:value="7.16222641900004" calcext:value-type="float">
            <text:p>7.162226419</text:p>
          </table:table-cell>
          <table:table-cell office:value-type="float" office:value="3434.2017532801" calcext:value-type="float">
            <text:p>3434.2017532801</text:p>
          </table:table-cell>
        </table:table-row>
        <table:table-row table:style-name="ro1">
          <table:table-cell office:value-type="float" office:value="7.1795499750001" calcext:value-type="float">
            <text:p>7.179549975</text:p>
          </table:table-cell>
          <table:table-cell office:value-type="float" office:value="3463.49213751353" calcext:value-type="float">
            <text:p>3463.4921375135</text:p>
          </table:table-cell>
        </table:table-row>
        <table:table-row table:style-name="ro1">
          <table:table-cell office:value-type="float" office:value="7.19699628500007" calcext:value-type="float">
            <text:p>7.196996285</text:p>
          </table:table-cell>
          <table:table-cell office:value-type="float" office:value="3439.12265688897" calcext:value-type="float">
            <text:p>3439.122656889</text:p>
          </table:table-cell>
        </table:table-row>
        <table:table-row table:style-name="ro1">
          <table:table-cell office:value-type="float" office:value="7.21452774699992" calcext:value-type="float">
            <text:p>7.214527747</text:p>
          </table:table-cell>
          <table:table-cell office:value-type="float" office:value="3422.41850682548" calcext:value-type="float">
            <text:p>3422.4185068255</text:p>
          </table:table-cell>
        </table:table-row>
        <table:table-row table:style-name="ro1">
          <table:table-cell office:value-type="float" office:value="7.23188499899993" calcext:value-type="float">
            <text:p>7.231884999</text:p>
          </table:table-cell>
          <table:table-cell office:value-type="float" office:value="3456.76838706743" calcext:value-type="float">
            <text:p>3456.7683870674</text:p>
          </table:table-cell>
        </table:table-row>
        <table:table-row table:style-name="ro1">
          <table:table-cell office:value-type="float" office:value="7.2494425540001" calcext:value-type="float">
            <text:p>7.249442554</text:p>
          </table:table-cell>
          <table:table-cell office:value-type="float" office:value="3417.33231075911" calcext:value-type="float">
            <text:p>3417.3323107591</text:p>
          </table:table-cell>
        </table:table-row>
        <table:table-row table:style-name="ro1">
          <table:table-cell office:value-type="float" office:value="7.26686199000005" calcext:value-type="float">
            <text:p>7.26686199</text:p>
          </table:table-cell>
          <table:table-cell office:value-type="float" office:value="3444.42839596851" calcext:value-type="float">
            <text:p>3444.4283959685</text:p>
          </table:table-cell>
        </table:table-row>
        <table:table-row table:style-name="ro1">
          <table:table-cell office:value-type="float" office:value="7.28435355800002" calcext:value-type="float">
            <text:p>7.284353558</text:p>
          </table:table-cell>
          <table:table-cell office:value-type="float" office:value="3430.22420860771" calcext:value-type="float">
            <text:p>3430.2242086077</text:p>
          </table:table-cell>
        </table:table-row>
        <table:table-row table:style-name="ro1">
          <table:table-cell office:value-type="float" office:value="7.30196454800011" calcext:value-type="float">
            <text:p>7.301964548</text:p>
          </table:table-cell>
          <table:table-cell office:value-type="float" office:value="3406.96349266455" calcext:value-type="float">
            <text:p>3406.9634926646</text:p>
          </table:table-cell>
        </table:table-row>
        <table:table-row table:style-name="ro1">
          <table:table-cell office:value-type="float" office:value="7.31945017900011" calcext:value-type="float">
            <text:p>7.319450179</text:p>
          </table:table-cell>
          <table:table-cell office:value-type="float" office:value="3431.38889297169" calcext:value-type="float">
            <text:p>3431.3888929717</text:p>
          </table:table-cell>
        </table:table-row>
        <table:table-row table:style-name="ro1">
          <table:table-cell office:value-type="float" office:value="7.33695882999996" calcext:value-type="float">
            <text:p>7.33695883</text:p>
          </table:table-cell>
          <table:table-cell office:value-type="float" office:value="3426.87737624879" calcext:value-type="float">
            <text:p>3426.8773762488</text:p>
          </table:table-cell>
        </table:table-row>
        <table:table-row table:style-name="ro1">
          <table:table-cell office:value-type="float" office:value="7.35440993099996" calcext:value-type="float">
            <text:p>7.354409931</text:p>
          </table:table-cell>
          <table:table-cell office:value-type="float" office:value="3438.17848512706" calcext:value-type="float">
            <text:p>3438.1784851271</text:p>
          </table:table-cell>
        </table:table-row>
        <table:table-row table:style-name="ro1">
          <table:table-cell office:value-type="float" office:value="7.37200415100006" calcext:value-type="float">
            <text:p>7.372004151</text:p>
          </table:table-cell>
          <table:table-cell office:value-type="float" office:value="3410.21085331927" calcext:value-type="float">
            <text:p>3410.2108533193</text:p>
          </table:table-cell>
        </table:table-row>
        <table:table-row table:style-name="ro1">
          <table:table-cell office:value-type="float" office:value="7.38944582499994" calcext:value-type="float">
            <text:p>7.389445825</text:p>
          </table:table-cell>
          <table:table-cell office:value-type="float" office:value="3440.03677630952" calcext:value-type="float">
            <text:p>3440.0367763095</text:p>
          </table:table-cell>
        </table:table-row>
        <table:table-row table:style-name="ro1">
          <table:table-cell office:value-type="float" office:value="7.40692468599991" calcext:value-type="float">
            <text:p>7.406924686</text:p>
          </table:table-cell>
          <table:table-cell office:value-type="float" office:value="3432.71795571205" calcext:value-type="float">
            <text:p>3432.7179557121</text:p>
          </table:table-cell>
        </table:table-row>
        <table:table-row table:style-name="ro1">
          <table:table-cell office:value-type="float" office:value="7.42452328000013" calcext:value-type="float">
            <text:p>7.42452328</text:p>
          </table:table-cell>
          <table:table-cell office:value-type="float" office:value="3409.36327068245" calcext:value-type="float">
            <text:p>3409.3632706825</text:p>
          </table:table-cell>
        </table:table-row>
        <table:table-row table:style-name="ro1">
          <table:table-cell office:value-type="float" office:value="7.44198484999993" calcext:value-type="float">
            <text:p>7.44198485</text:p>
          </table:table-cell>
          <table:table-cell office:value-type="float" office:value="3436.11714185505" calcext:value-type="float">
            <text:p>3436.1171418551</text:p>
          </table:table-cell>
        </table:table-row>
        <table:table-row table:style-name="ro1">
          <table:table-cell office:value-type="float" office:value="7.45945464900001" calcext:value-type="float">
            <text:p>7.459454649</text:p>
          </table:table-cell>
          <table:table-cell office:value-type="float" office:value="3434.49858809008" calcext:value-type="float">
            <text:p>3434.4985880901</text:p>
          </table:table-cell>
        </table:table-row>
        <table:table-row table:style-name="ro1">
          <table:table-cell office:value-type="float" office:value="7.47679716199991" calcext:value-type="float">
            <text:p>7.476797162</text:p>
          </table:table-cell>
          <table:table-cell office:value-type="float" office:value="3459.70621445317" calcext:value-type="float">
            <text:p>3459.7062144532</text:p>
          </table:table-cell>
        </table:table-row>
        <table:table-row table:style-name="ro1">
          <table:table-cell office:value-type="float" office:value="7.49423961799994" calcext:value-type="float">
            <text:p>7.494239618</text:p>
          </table:table-cell>
          <table:table-cell office:value-type="float" office:value="3439.8825486451" calcext:value-type="float">
            <text:p>3439.8825486451</text:p>
          </table:table-cell>
        </table:table-row>
        <table:table-row table:style-name="ro1">
          <table:table-cell office:value-type="float" office:value="7.51159890100007" calcext:value-type="float">
            <text:p>7.511598901</text:p>
          </table:table-cell>
          <table:table-cell office:value-type="float" office:value="3456.3639523327" calcext:value-type="float">
            <text:p>3456.3639523327</text:p>
          </table:table-cell>
        </table:table-row>
        <table:table-row table:style-name="ro1">
          <table:table-cell office:value-type="float" office:value="7.52895578900007" calcext:value-type="float">
            <text:p>7.528955789</text:p>
          </table:table-cell>
          <table:table-cell office:value-type="float" office:value="3456.84088069347" calcext:value-type="float">
            <text:p>3456.8408806935</text:p>
          </table:table-cell>
        </table:table-row>
        <table:table-row table:style-name="ro1">
          <table:table-cell office:value-type="float" office:value="7.54625361700005" calcext:value-type="float">
            <text:p>7.546253617</text:p>
          </table:table-cell>
          <table:table-cell office:value-type="float" office:value="3468.64357768275" calcext:value-type="float">
            <text:p>3468.6435776828</text:p>
          </table:table-cell>
        </table:table-row>
        <table:table-row table:style-name="ro1">
          <table:table-cell office:value-type="float" office:value="7.56370300000003" calcext:value-type="float">
            <text:p>7.563703</text:p>
          </table:table-cell>
          <table:table-cell office:value-type="float" office:value="3438.51699513116" calcext:value-type="float">
            <text:p>3438.5169951312</text:p>
          </table:table-cell>
        </table:table-row>
        <table:table-row table:style-name="ro1">
          <table:table-cell office:value-type="float" office:value="7.58111498900007" calcext:value-type="float">
            <text:p>7.581114989</text:p>
          </table:table-cell>
          <table:table-cell office:value-type="float" office:value="3445.90155667269" calcext:value-type="float">
            <text:p>3445.9015566727</text:p>
          </table:table-cell>
        </table:table-row>
        <table:table-row table:style-name="ro1">
          <table:table-cell office:value-type="float" office:value="7.59866322099992" calcext:value-type="float">
            <text:p>7.598663221</text:p>
          </table:table-cell>
          <table:table-cell office:value-type="float" office:value="3419.14786632068" calcext:value-type="float">
            <text:p>3419.1478663207</text:p>
          </table:table-cell>
        </table:table-row>
        <table:table-row table:style-name="ro1">
          <table:table-cell office:value-type="float" office:value="7.61620619299993" calcext:value-type="float">
            <text:p>7.616206193</text:p>
          </table:table-cell>
          <table:table-cell office:value-type="float" office:value="3420.17304707528" calcext:value-type="float">
            <text:p>3420.1730470753</text:p>
          </table:table-cell>
        </table:table-row>
        <table:table-row table:style-name="ro1">
          <table:table-cell office:value-type="float" office:value="7.63376572600009" calcext:value-type="float">
            <text:p>7.633765726</text:p>
          </table:table-cell>
          <table:table-cell office:value-type="float" office:value="3416.94736411438" calcext:value-type="float">
            <text:p>3416.9473641144</text:p>
          </table:table-cell>
        </table:table-row>
        <table:table-row table:style-name="ro1">
          <table:table-cell office:value-type="float" office:value="7.65124271200011" calcext:value-type="float">
            <text:p>7.651242712</text:p>
          </table:table-cell>
          <table:table-cell office:value-type="float" office:value="3433.08623122616" calcext:value-type="float">
            <text:p>3433.0862312262</text:p>
          </table:table-cell>
        </table:table-row>
        <table:table-row table:style-name="ro1">
          <table:table-cell office:value-type="float" office:value="7.66874724800005" calcext:value-type="float">
            <text:p>7.668747248</text:p>
          </table:table-cell>
          <table:table-cell office:value-type="float" office:value="3427.6829731579" calcext:value-type="float">
            <text:p>3427.6829731579</text:p>
          </table:table-cell>
        </table:table-row>
        <table:table-row table:style-name="ro1">
          <table:table-cell office:value-type="float" office:value="7.68626522199997" calcext:value-type="float">
            <text:p>7.686265222</text:p>
          </table:table-cell>
          <table:table-cell office:value-type="float" office:value="3425.05360495694" calcext:value-type="float">
            <text:p>3425.0536049569</text:p>
          </table:table-cell>
        </table:table-row>
        <table:table-row table:style-name="ro1">
          <table:table-cell office:value-type="float" office:value="7.70363627500001" calcext:value-type="float">
            <text:p>7.703636275</text:p>
          </table:table-cell>
          <table:table-cell office:value-type="float" office:value="3454.02204459823" calcext:value-type="float">
            <text:p>3454.0220445982</text:p>
          </table:table-cell>
        </table:table-row>
        <table:table-row table:style-name="ro1">
          <table:table-cell office:value-type="float" office:value="7.72114388399996" calcext:value-type="float">
            <text:p>7.721143884</text:p>
          </table:table-cell>
          <table:table-cell office:value-type="float" office:value="3427.0813336175" calcext:value-type="float">
            <text:p>3427.0813336175</text:p>
          </table:table-cell>
        </table:table-row>
        <table:table-row table:style-name="ro1">
          <table:table-cell office:value-type="float" office:value="7.73847926200006" calcext:value-type="float">
            <text:p>7.738479262</text:p>
          </table:table-cell>
          <table:table-cell office:value-type="float" office:value="3461.1301812779" calcext:value-type="float">
            <text:p>3461.1301812779</text:p>
          </table:table-cell>
        </table:table-row>
        <table:table-row table:style-name="ro1">
          <table:table-cell office:value-type="float" office:value="7.75596046700002" calcext:value-type="float">
            <text:p>7.755960467</text:p>
          </table:table-cell>
          <table:table-cell office:value-type="float" office:value="3432.25767331899" calcext:value-type="float">
            <text:p>3432.257673319</text:p>
          </table:table-cell>
        </table:table-row>
        <table:table-row table:style-name="ro1">
          <table:table-cell office:value-type="float" office:value="7.77333933199998" calcext:value-type="float">
            <text:p>7.773339332</text:p>
          </table:table-cell>
          <table:table-cell office:value-type="float" office:value="3452.46942191881" calcext:value-type="float">
            <text:p>3452.4694219188</text:p>
          </table:table-cell>
        </table:table-row>
        <table:table-row table:style-name="ro1">
          <table:table-cell office:value-type="float" office:value="7.79080262100001" calcext:value-type="float">
            <text:p>7.790802621</text:p>
          </table:table-cell>
          <table:table-cell office:value-type="float" office:value="3435.77890739159" calcext:value-type="float">
            <text:p>3435.7789073916</text:p>
          </table:table-cell>
        </table:table-row>
        <table:table-row table:style-name="ro1">
          <table:table-cell office:value-type="float" office:value="7.80835814400007" calcext:value-type="float">
            <text:p>7.808358144</text:p>
          </table:table-cell>
          <table:table-cell office:value-type="float" office:value="3417.72785691491" calcext:value-type="float">
            <text:p>3417.7278569149</text:p>
          </table:table-cell>
        </table:table-row>
        <table:table-row table:style-name="ro1">
          <table:table-cell office:value-type="float" office:value="7.82580862100008" calcext:value-type="float">
            <text:p>7.825808621</text:p>
          </table:table-cell>
          <table:table-cell office:value-type="float" office:value="3438.3014286636" calcext:value-type="float">
            <text:p>3438.3014286636</text:p>
          </table:table-cell>
        </table:table-row>
        <table:table-row table:style-name="ro1">
          <table:table-cell office:value-type="float" office:value="7.84318717399992" calcext:value-type="float">
            <text:p>7.843187174</text:p>
          </table:table-cell>
          <table:table-cell office:value-type="float" office:value="3452.53140468821" calcext:value-type="float">
            <text:p>3452.5314046882</text:p>
          </table:table-cell>
        </table:table-row>
        <table:table-row table:style-name="ro1">
          <table:table-cell office:value-type="float" office:value="7.86070014699999" calcext:value-type="float">
            <text:p>7.860700147</text:p>
          </table:table-cell>
          <table:table-cell office:value-type="float" office:value="3426.03166234385" calcext:value-type="float">
            <text:p>3426.0316623439</text:p>
          </table:table-cell>
        </table:table-row>
        <table:table-row table:style-name="ro1">
          <table:table-cell office:value-type="float" office:value="7.87803568200002" calcext:value-type="float">
            <text:p>7.878035682</text:p>
          </table:table-cell>
          <table:table-cell office:value-type="float" office:value="3461.09883542093" calcext:value-type="float">
            <text:p>3461.0988354209</text:p>
          </table:table-cell>
        </table:table-row>
        <table:table-row table:style-name="ro1">
          <table:table-cell office:value-type="float" office:value="7.89537762200007" calcext:value-type="float">
            <text:p>7.895377622</text:p>
          </table:table-cell>
          <table:table-cell office:value-type="float" office:value="3459.82052756629" calcext:value-type="float">
            <text:p>3459.8205275663</text:p>
          </table:table-cell>
        </table:table-row>
        <table:table-row table:style-name="ro1">
          <table:table-cell office:value-type="float" office:value="7.91284679799992" calcext:value-type="float">
            <text:p>7.912846798</text:p>
          </table:table-cell>
          <table:table-cell office:value-type="float" office:value="3434.62107202519" calcext:value-type="float">
            <text:p>3434.6210720252</text:p>
          </table:table-cell>
        </table:table-row>
        <table:table-row table:style-name="ro1">
          <table:table-cell office:value-type="float" office:value="7.9301838450001" calcext:value-type="float">
            <text:p>7.930183845</text:p>
          </table:table-cell>
          <table:table-cell office:value-type="float" office:value="3460.79698574777" calcext:value-type="float">
            <text:p>3460.7969857478</text:p>
          </table:table-cell>
        </table:table-row>
        <table:table-row table:style-name="ro1">
          <table:table-cell office:value-type="float" office:value="7.94750745500005" calcext:value-type="float">
            <text:p>7.947507455</text:p>
          </table:table-cell>
          <table:table-cell office:value-type="float" office:value="3463.48134137043" calcext:value-type="float">
            <text:p>3463.4813413704</text:p>
          </table:table-cell>
        </table:table-row>
        <table:table-row table:style-name="ro1">
          <table:table-cell office:value-type="float" office:value="7.96489856099993" calcext:value-type="float">
            <text:p>7.964898561</text:p>
          </table:table-cell>
          <table:table-cell office:value-type="float" office:value="3450.03934772311" calcext:value-type="float">
            <text:p>3450.0393477231</text:p>
          </table:table-cell>
        </table:table-row>
        <table:table-row table:style-name="ro1">
          <table:table-cell office:value-type="float" office:value="7.9823653410001" calcext:value-type="float">
            <text:p>7.982365341</text:p>
          </table:table-cell>
          <table:table-cell office:value-type="float" office:value="3435.09221501568" calcext:value-type="float">
            <text:p>3435.0922150157</text:p>
          </table:table-cell>
        </table:table-row>
        <table:table-row table:style-name="ro1">
          <table:table-cell office:value-type="float" office:value="7.99973790700005" calcext:value-type="float">
            <text:p>7.999737907</text:p>
          </table:table-cell>
          <table:table-cell office:value-type="float" office:value="3453.72122921714" calcext:value-type="float">
            <text:p>3453.7212292171</text:p>
          </table:table-cell>
        </table:table-row>
        <table:table-row table:style-name="ro1">
          <table:table-cell office:value-type="float" office:value="8.01721755099993" calcext:value-type="float">
            <text:p>8.017217551</text:p>
          </table:table-cell>
          <table:table-cell office:value-type="float" office:value="3432.56418725813" calcext:value-type="float">
            <text:p>3432.5641872581</text:p>
          </table:table-cell>
        </table:table-row>
        <table:table-row table:style-name="ro1">
          <table:table-cell office:value-type="float" office:value="8.03467631000012" calcext:value-type="float">
            <text:p>8.03467631</text:p>
          </table:table-cell>
          <table:table-cell office:value-type="float" office:value="3436.6703841516" calcext:value-type="float">
            <text:p>3436.6703841516</text:p>
          </table:table-cell>
        </table:table-row>
        <table:table-row table:style-name="ro1">
          <table:table-cell office:value-type="float" office:value="8.05216360999998" calcext:value-type="float">
            <text:p>8.05216361</text:p>
          </table:table-cell>
          <table:table-cell office:value-type="float" office:value="3431.06139887179" calcext:value-type="float">
            <text:p>3431.0613988718</text:p>
          </table:table-cell>
        </table:table-row>
        <table:table-row table:style-name="ro1">
          <table:table-cell office:value-type="float" office:value="8.0695614870001" calcext:value-type="float">
            <text:p>8.069561487</text:p>
          </table:table-cell>
          <table:table-cell office:value-type="float" office:value="3448.69664267552" calcext:value-type="float">
            <text:p>3448.6966426755</text:p>
          </table:table-cell>
        </table:table-row>
        <table:table-row table:style-name="ro1">
          <table:table-cell office:value-type="float" office:value="8.08692795899992" calcext:value-type="float">
            <text:p>8.086927959</text:p>
          </table:table-cell>
          <table:table-cell office:value-type="float" office:value="3454.93316089859" calcext:value-type="float">
            <text:p>3454.9331608986</text:p>
          </table:table-cell>
        </table:table-row>
        <table:table-row table:style-name="ro1">
          <table:table-cell office:value-type="float" office:value="8.10426385999995" calcext:value-type="float">
            <text:p>8.10426386</text:p>
          </table:table-cell>
          <table:table-cell office:value-type="float" office:value="3461.02576381331" calcext:value-type="float">
            <text:p>3461.0257638133</text:p>
          </table:table-cell>
        </table:table-row>
        <table:table-row table:style-name="ro1">
          <table:table-cell office:value-type="float" office:value="8.12162439500003" calcext:value-type="float">
            <text:p>8.121624395</text:p>
          </table:table-cell>
          <table:table-cell office:value-type="float" office:value="3456.1146876939" calcext:value-type="float">
            <text:p>3456.1146876939</text:p>
          </table:table-cell>
        </table:table-row>
        <table:table-row table:style-name="ro1">
          <table:table-cell office:value-type="float" office:value="8.13894826599994" calcext:value-type="float">
            <text:p>8.138948266</text:p>
          </table:table-cell>
          <table:table-cell office:value-type="float" office:value="3463.42916085487" calcext:value-type="float">
            <text:p>3463.4291608549</text:p>
          </table:table-cell>
        </table:table-row>
        <table:table-row table:style-name="ro1">
          <table:table-cell office:value-type="float" office:value="8.15635635100011" calcext:value-type="float">
            <text:p>8.156356351</text:p>
          </table:table-cell>
          <table:table-cell office:value-type="float" office:value="3446.67434697232" calcext:value-type="float">
            <text:p>3446.6743469723</text:p>
          </table:table-cell>
        </table:table-row>
        <table:table-row table:style-name="ro1">
          <table:table-cell office:value-type="float" office:value="8.17370157400001" calcext:value-type="float">
            <text:p>8.173701574</text:p>
          </table:table-cell>
          <table:table-cell office:value-type="float" office:value="3459.16567347507" calcext:value-type="float">
            <text:p>3459.1656734751</text:p>
          </table:table-cell>
        </table:table-row>
        <table:table-row table:style-name="ro1">
          <table:table-cell office:value-type="float" office:value="8.191161792" calcext:value-type="float">
            <text:p>8.191161792</text:p>
          </table:table-cell>
          <table:table-cell office:value-type="float" office:value="3436.38321125268" calcext:value-type="float">
            <text:p>3436.3832112527</text:p>
          </table:table-cell>
        </table:table-row>
        <table:table-row table:style-name="ro1">
          <table:table-cell office:value-type="float" office:value="8.20851347300004" calcext:value-type="float">
            <text:p>8.208513473</text:p>
          </table:table-cell>
          <table:table-cell office:value-type="float" office:value="3457.87823092609" calcext:value-type="float">
            <text:p>3457.8782309261</text:p>
          </table:table-cell>
        </table:table-row>
        <table:table-row table:style-name="ro1">
          <table:table-cell office:value-type="float" office:value="8.22588359099996" calcext:value-type="float">
            <text:p>8.225883591</text:p>
          </table:table-cell>
          <table:table-cell office:value-type="float" office:value="3454.20796797618" calcext:value-type="float">
            <text:p>3454.2079679762</text:p>
          </table:table-cell>
        </table:table-row>
        <table:table-row table:style-name="ro1">
          <table:table-cell office:value-type="float" office:value="8.24336198500009" calcext:value-type="float">
            <text:p>8.243361985</text:p>
          </table:table-cell>
          <table:table-cell office:value-type="float" office:value="3432.80967344783" calcext:value-type="float">
            <text:p>3432.8096734478</text:p>
          </table:table-cell>
        </table:table-row>
        <table:table-row table:style-name="ro1">
          <table:table-cell office:value-type="float" office:value="8.26071705200002" calcext:value-type="float">
            <text:p>8.260717052</text:p>
          </table:table-cell>
          <table:table-cell office:value-type="float" office:value="3457.20359363962" calcext:value-type="float">
            <text:p>3457.2035936396</text:p>
          </table:table-cell>
        </table:table-row>
        <table:table-row table:style-name="ro1">
          <table:table-cell office:value-type="float" office:value="8.27796368600002" calcext:value-type="float">
            <text:p>8.277963686</text:p>
          </table:table-cell>
          <table:table-cell office:value-type="float" office:value="3478.93971658413" calcext:value-type="float">
            <text:p>3478.9397165841</text:p>
          </table:table-cell>
        </table:table-row>
        <table:table-row table:style-name="ro1">
          <table:table-cell office:value-type="float" office:value="8.29532172199993" calcext:value-type="float">
            <text:p>8.295321722</text:p>
          </table:table-cell>
          <table:table-cell office:value-type="float" office:value="3456.61225730424" calcext:value-type="float">
            <text:p>3456.6122573042</text:p>
          </table:table-cell>
        </table:table-row>
        <table:table-row table:style-name="ro1">
          <table:table-cell office:value-type="float" office:value="8.31268048600009" calcext:value-type="float">
            <text:p>8.312680486</text:p>
          </table:table-cell>
          <table:table-cell office:value-type="float" office:value="3456.46729222382" calcext:value-type="float">
            <text:p>3456.4672922238</text:p>
          </table:table-cell>
        </table:table-row>
        <table:table-row table:style-name="ro1">
          <table:table-cell office:value-type="float" office:value="8.33016012999997" calcext:value-type="float">
            <text:p>8.33016013</text:p>
          </table:table-cell>
          <table:table-cell office:value-type="float" office:value="3432.56418725813" calcext:value-type="float">
            <text:p>3432.5641872581</text:p>
          </table:table-cell>
        </table:table-row>
        <table:table-row table:style-name="ro1">
          <table:table-cell office:value-type="float" office:value="8.34764164900003" calcext:value-type="float">
            <text:p>8.347641649</text:p>
          </table:table-cell>
          <table:table-cell office:value-type="float" office:value="3432.1960236867" calcext:value-type="float">
            <text:p>3432.1960236867</text:p>
          </table:table-cell>
        </table:table-row>
        <table:table-row table:style-name="ro1">
          <table:table-cell office:value-type="float" office:value="8.36508290899997" calcext:value-type="float">
            <text:p>8.365082909</text:p>
          </table:table-cell>
          <table:table-cell office:value-type="float" office:value="3440.11843182211" calcext:value-type="float">
            <text:p>3440.1184318221</text:p>
          </table:table-cell>
        </table:table-row>
        <table:table-row table:style-name="ro1">
          <table:table-cell office:value-type="float" office:value="8.3825492200001" calcext:value-type="float">
            <text:p>8.38254922</text:p>
          </table:table-cell>
          <table:table-cell office:value-type="float" office:value="3435.18445306151" calcext:value-type="float">
            <text:p>3435.1844530615</text:p>
          </table:table-cell>
        </table:table-row>
        <table:table-row table:style-name="ro1">
          <table:table-cell office:value-type="float" office:value="8.40006839300008" calcext:value-type="float">
            <text:p>8.400068393</text:p>
          </table:table-cell>
          <table:table-cell office:value-type="float" office:value="3424.81919666301" calcext:value-type="float">
            <text:p>3424.819196663</text:p>
          </table:table-cell>
        </table:table-row>
        <table:table-row table:style-name="ro1">
          <table:table-cell office:value-type="float" office:value="8.4175219440001" calcext:value-type="float">
            <text:p>8.417521944</text:p>
          </table:table-cell>
          <table:table-cell office:value-type="float" office:value="3437.69585913732" calcext:value-type="float">
            <text:p>3437.6958591373</text:p>
          </table:table-cell>
        </table:table-row>
        <table:table-row table:style-name="ro1">
          <table:table-cell office:value-type="float" office:value="8.43487284499997" calcext:value-type="float">
            <text:p>8.434872845</text:p>
          </table:table-cell>
          <table:table-cell office:value-type="float" office:value="3458.03367793067" calcext:value-type="float">
            <text:p>3458.0336779307</text:p>
          </table:table-cell>
        </table:table-row>
        <table:table-row table:style-name="ro1">
          <table:table-cell office:value-type="float" office:value="8.45234780100009" calcext:value-type="float">
            <text:p>8.452347801</text:p>
          </table:table-cell>
          <table:table-cell office:value-type="float" office:value="3433.48503993981" calcext:value-type="float">
            <text:p>3433.4850399398</text:p>
          </table:table-cell>
        </table:table-row>
        <table:table-row table:style-name="ro1">
          <table:table-cell office:value-type="float" office:value="8.46971432500004" calcext:value-type="float">
            <text:p>8.469714325</text:p>
          </table:table-cell>
          <table:table-cell office:value-type="float" office:value="3454.92281588188" calcext:value-type="float">
            <text:p>3454.9228158819</text:p>
          </table:table-cell>
        </table:table-row>
        <table:table-row table:style-name="ro1">
          <table:table-cell office:value-type="float" office:value="8.48716683499993" calcext:value-type="float">
            <text:p>8.487166835</text:p>
          </table:table-cell>
          <table:table-cell office:value-type="float" office:value="3437.90090940483" calcext:value-type="float">
            <text:p>3437.9009094048</text:p>
          </table:table-cell>
        </table:table-row>
        <table:table-row table:style-name="ro1">
          <table:table-cell office:value-type="float" office:value="8.50452752699994" calcext:value-type="float">
            <text:p>8.504527527</text:p>
          </table:table-cell>
          <table:table-cell office:value-type="float" office:value="3456.08343261672" calcext:value-type="float">
            <text:p>3456.0834326167</text:p>
          </table:table-cell>
        </table:table-row>
        <table:table-row table:style-name="ro1">
          <table:table-cell office:value-type="float" office:value="8.52195363100009" calcext:value-type="float">
            <text:p>8.521953631</text:p>
          </table:table-cell>
          <table:table-cell office:value-type="float" office:value="3443.11040491206" calcext:value-type="float">
            <text:p>3443.1104049121</text:p>
          </table:table-cell>
        </table:table-row>
        <table:table-row table:style-name="ro1">
          <table:table-cell office:value-type="float" office:value="8.53927453300003" calcext:value-type="float">
            <text:p>8.539274533</text:p>
          </table:table-cell>
          <table:table-cell office:value-type="float" office:value="3464.02283207976" calcext:value-type="float">
            <text:p>3464.0228320798</text:p>
          </table:table-cell>
        </table:table-row>
        <table:table-row table:style-name="ro1">
          <table:table-cell office:value-type="float" office:value="8.55670970000006" calcext:value-type="float">
            <text:p>8.5567097</text:p>
          </table:table-cell>
          <table:table-cell office:value-type="float" office:value="3441.32063661305" calcext:value-type="float">
            <text:p>3441.3206366131</text:p>
          </table:table-cell>
        </table:table-row>
        <table:table-row table:style-name="ro1">
          <table:table-cell office:value-type="float" office:value="8.57416486600005" calcext:value-type="float">
            <text:p>8.574164866</text:p>
          </table:table-cell>
          <table:table-cell office:value-type="float" office:value="3437.37779406006" calcext:value-type="float">
            <text:p>3437.3777940601</text:p>
          </table:table-cell>
        </table:table-row>
        <table:table-row table:style-name="ro1">
          <table:table-cell office:value-type="float" office:value="8.59165976899999" calcext:value-type="float">
            <text:p>8.591659769</text:p>
          </table:table-cell>
          <table:table-cell office:value-type="float" office:value="3429.570315434" calcext:value-type="float">
            <text:p>3429.570315434</text:p>
          </table:table-cell>
        </table:table-row>
        <table:table-row table:style-name="ro1">
          <table:table-cell office:value-type="float" office:value="8.60910321699998" calcext:value-type="float">
            <text:p>8.609103217</text:p>
          </table:table-cell>
          <table:table-cell office:value-type="float" office:value="3439.68692428348" calcext:value-type="float">
            <text:p>3439.6869242835</text:p>
          </table:table-cell>
        </table:table-row>
        <table:table-row table:style-name="ro1">
          <table:table-cell office:value-type="float" office:value="8.62653744599993" calcext:value-type="float">
            <text:p>8.626537446</text:p>
          </table:table-cell>
          <table:table-cell office:value-type="float" office:value="3441.5057872755" calcext:value-type="float">
            <text:p>3441.5057872755</text:p>
          </table:table-cell>
        </table:table-row>
        <table:table-row table:style-name="ro1">
          <table:table-cell office:value-type="float" office:value="8.64385116099993" calcext:value-type="float">
            <text:p>8.643851161</text:p>
          </table:table-cell>
          <table:table-cell office:value-type="float" office:value="3465.46076333122" calcext:value-type="float">
            <text:p>3465.4607633312</text:p>
          </table:table-cell>
        </table:table-row>
        <table:table-row table:style-name="ro1">
          <table:table-cell office:value-type="float" office:value="8.66129127499994" calcext:value-type="float">
            <text:p>8.661291275</text:p>
          </table:table-cell>
          <table:table-cell office:value-type="float" office:value="3440.34448398477" calcext:value-type="float">
            <text:p>3440.3444839848</text:p>
          </table:table-cell>
        </table:table-row>
        <table:table-row table:style-name="ro1">
          <table:table-cell office:value-type="float" office:value="8.67859900100007" calcext:value-type="float">
            <text:p>8.678599001</text:p>
          </table:table-cell>
          <table:table-cell office:value-type="float" office:value="3466.65991821004" calcext:value-type="float">
            <text:p>3466.65991821</text:p>
          </table:table-cell>
        </table:table-row>
        <table:table-row table:style-name="ro1">
          <table:table-cell office:value-type="float" office:value="8.696038542" calcext:value-type="float">
            <text:p>8.696038542</text:p>
          </table:table-cell>
          <table:table-cell office:value-type="float" office:value="3440.45752122941" calcext:value-type="float">
            <text:p>3440.4575212294</text:p>
          </table:table-cell>
        </table:table-row>
        <table:table-row table:style-name="ro1">
          <table:table-cell office:value-type="float" office:value="8.71347084500007" calcext:value-type="float">
            <text:p>8.713470845</text:p>
          </table:table-cell>
          <table:table-cell office:value-type="float" office:value="3441.88602043759" calcext:value-type="float">
            <text:p>3441.8860204376</text:p>
          </table:table-cell>
        </table:table-row>
        <table:table-row table:style-name="ro1">
          <table:table-cell office:value-type="float" office:value="8.73102397399998" calcext:value-type="float">
            <text:p>8.731023974</text:p>
          </table:table-cell>
          <table:table-cell office:value-type="float" office:value="3418.1939869705" calcext:value-type="float">
            <text:p>3418.1939869705</text:p>
          </table:table-cell>
        </table:table-row>
        <table:table-row table:style-name="ro1">
          <table:table-cell office:value-type="float" office:value="8.74858450000011" calcext:value-type="float">
            <text:p>8.7485845</text:p>
          </table:table-cell>
          <table:table-cell office:value-type="float" office:value="3416.75414503948" calcext:value-type="float">
            <text:p>3416.7541450395</text:p>
          </table:table-cell>
        </table:table-row>
        <table:table-row table:style-name="ro1">
          <table:table-cell office:value-type="float" office:value="8.76606898699993" calcext:value-type="float">
            <text:p>8.766068987</text:p>
          </table:table-cell>
          <table:table-cell office:value-type="float" office:value="3431.6134068228" calcext:value-type="float">
            <text:p>3431.6134068228</text:p>
          </table:table-cell>
        </table:table-row>
        <table:table-row table:style-name="ro1">
          <table:table-cell office:value-type="float" office:value="8.78350868500002" calcext:value-type="float">
            <text:p>8.783508685</text:p>
          </table:table-cell>
          <table:table-cell office:value-type="float" office:value="3440.42654865313" calcext:value-type="float">
            <text:p>3440.4265486531</text:p>
          </table:table-cell>
        </table:table-row>
        <table:table-row table:style-name="ro1">
          <table:table-cell office:value-type="float" office:value="8.80105697099998" calcext:value-type="float">
            <text:p>8.801056971</text:p>
          </table:table-cell>
          <table:table-cell office:value-type="float" office:value="3419.1373448165" calcext:value-type="float">
            <text:p>3419.1373448165</text:p>
          </table:table-cell>
        </table:table-row>
        <table:table-row table:style-name="ro1">
          <table:table-cell office:value-type="float" office:value="8.81846042100005" calcext:value-type="float">
            <text:p>8.818460421</text:p>
          </table:table-cell>
          <table:table-cell office:value-type="float" office:value="3447.59228772132" calcext:value-type="float">
            <text:p>3447.5922877213</text:p>
          </table:table-cell>
        </table:table-row>
        <table:table-row table:style-name="ro1">
          <table:table-cell office:value-type="float" office:value="8.83587663000003" calcext:value-type="float">
            <text:p>8.83587663</text:p>
          </table:table-cell>
          <table:table-cell office:value-type="float" office:value="3445.06660433879" calcext:value-type="float">
            <text:p>3445.0666043388</text:p>
          </table:table-cell>
        </table:table-row>
        <table:table-row table:style-name="ro1">
          <table:table-cell office:value-type="float" office:value="8.85333867000009" calcext:value-type="float">
            <text:p>8.85333867</text:p>
          </table:table-cell>
          <table:table-cell office:value-type="float" office:value="3436.02465690213" calcext:value-type="float">
            <text:p>3436.0246569021</text:p>
          </table:table-cell>
        </table:table-row>
        <table:table-row table:style-name="ro1">
          <table:table-cell office:value-type="float" office:value="8.87076571300008" calcext:value-type="float">
            <text:p>8.870765713</text:p>
          </table:table-cell>
          <table:table-cell office:value-type="float" office:value="3442.92488404415" calcext:value-type="float">
            <text:p>3442.9248840442</text:p>
          </table:table-cell>
        </table:table-row>
        <table:table-row table:style-name="ro1">
          <table:table-cell office:value-type="float" office:value="8.88821988900008" calcext:value-type="float">
            <text:p>8.888219889</text:p>
          </table:table-cell>
          <table:table-cell office:value-type="float" office:value="3437.57276195658" calcext:value-type="float">
            <text:p>3437.5727619566</text:p>
          </table:table-cell>
        </table:table-row>
        <table:table-row table:style-name="ro1">
          <table:table-cell office:value-type="float" office:value="8.90564255799995" calcext:value-type="float">
            <text:p>8.905642558</text:p>
          </table:table-cell>
          <table:table-cell office:value-type="float" office:value="3443.78923805797" calcext:value-type="float">
            <text:p>3443.789238058</text:p>
          </table:table-cell>
        </table:table-row>
        <table:table-row table:style-name="ro1">
          <table:table-cell office:value-type="float" office:value="8.92308376799997" calcext:value-type="float">
            <text:p>8.923083768</text:p>
          </table:table-cell>
          <table:table-cell office:value-type="float" office:value="3440.12829384813" calcext:value-type="float">
            <text:p>3440.1282938481</text:p>
          </table:table-cell>
        </table:table-row>
        <table:table-row table:style-name="ro1">
          <table:table-cell office:value-type="float" office:value="8.94050221900011" calcext:value-type="float">
            <text:p>8.940502219</text:p>
          </table:table-cell>
          <table:table-cell office:value-type="float" office:value="3444.62317570713" calcext:value-type="float">
            <text:p>3444.6231757071</text:p>
          </table:table-cell>
        </table:table-row>
        <table:table-row table:style-name="ro1">
          <table:table-cell office:value-type="float" office:value="8.95798123999998" calcext:value-type="float">
            <text:p>8.95798124</text:p>
          </table:table-cell>
          <table:table-cell office:value-type="float" office:value="3432.68653321258" calcext:value-type="float">
            <text:p>3432.6865332126</text:p>
          </table:table-cell>
        </table:table-row>
        <table:table-row table:style-name="ro1">
          <table:table-cell office:value-type="float" office:value="8.97546515599993" calcext:value-type="float">
            <text:p>8.975465156</text:p>
          </table:table-cell>
          <table:table-cell office:value-type="float" office:value="3431.72547844451" calcext:value-type="float">
            <text:p>3431.7254784445</text:p>
          </table:table-cell>
        </table:table-row>
        <table:table-row table:style-name="ro1">
          <table:table-cell office:value-type="float" office:value="8.99291902200002" calcext:value-type="float">
            <text:p>8.992919022</text:p>
          </table:table-cell>
          <table:table-cell office:value-type="float" office:value="3437.63381703911" calcext:value-type="float">
            <text:p>3437.6338170391</text:p>
          </table:table-cell>
        </table:table-row>
        <table:table-row table:style-name="ro1">
          <table:table-cell office:value-type="float" office:value="9.0105223600001" calcext:value-type="float">
            <text:p>9.01052236</text:p>
          </table:table-cell>
          <table:table-cell office:value-type="float" office:value="3408.44446659807" calcext:value-type="float">
            <text:p>3408.4444665981</text:p>
          </table:table-cell>
        </table:table-row>
        <table:table-row table:style-name="ro1">
          <table:table-cell office:value-type="float" office:value="9.02796919499997" calcext:value-type="float">
            <text:p>9.027969195</text:p>
          </table:table-cell>
          <table:table-cell office:value-type="float" office:value="3439.01916883123" calcext:value-type="float">
            <text:p>3439.0191688312</text:p>
          </table:table-cell>
        </table:table-row>
        <table:table-row table:style-name="ro1">
          <table:table-cell office:value-type="float" office:value="9.0455455020001" calcext:value-type="float">
            <text:p>9.045545502</text:p>
          </table:table-cell>
          <table:table-cell office:value-type="float" office:value="3413.68639040997" calcext:value-type="float">
            <text:p>3413.68639041</text:p>
          </table:table-cell>
        </table:table-row>
        <table:table-row table:style-name="ro1">
          <table:table-cell office:value-type="float" office:value="9.06299374300011" calcext:value-type="float">
            <text:p>9.062993743</text:p>
          </table:table-cell>
          <table:table-cell office:value-type="float" office:value="3438.74204855162" calcext:value-type="float">
            <text:p>3438.7420485516</text:p>
          </table:table-cell>
        </table:table-row>
        <table:table-row table:style-name="ro1">
          <table:table-cell office:value-type="float" office:value="9.08046932699995" calcext:value-type="float">
            <text:p>9.080469327</text:p>
          </table:table-cell>
          <table:table-cell office:value-type="float" office:value="3433.36165478363" calcext:value-type="float">
            <text:p>3433.3616547836</text:p>
          </table:table-cell>
        </table:table-row>
        <table:table-row table:style-name="ro1">
          <table:table-cell office:value-type="float" office:value="9.09788465299994" calcext:value-type="float">
            <text:p>9.097884653</text:p>
          </table:table-cell>
          <table:table-cell office:value-type="float" office:value="3445.24127771311" calcext:value-type="float">
            <text:p>3445.2412777131</text:p>
          </table:table-cell>
        </table:table-row>
        <table:table-row table:style-name="ro1">
          <table:table-cell office:value-type="float" office:value="9.11524815799999" calcext:value-type="float">
            <text:p>9.115248158</text:p>
          </table:table-cell>
          <table:table-cell office:value-type="float" office:value="3455.52352476257" calcext:value-type="float">
            <text:p>3455.5235247626</text:p>
          </table:table-cell>
        </table:table-row>
        <table:table-row table:style-name="ro1">
          <table:table-cell office:value-type="float" office:value="9.13269291000006" calcext:value-type="float">
            <text:p>9.13269291</text:p>
          </table:table-cell>
          <table:table-cell office:value-type="float" office:value="3439.42980672614" calcext:value-type="float">
            <text:p>3439.4298067262</text:p>
          </table:table-cell>
        </table:table-row>
        <table:table-row table:style-name="ro1">
          <table:table-cell office:value-type="float" office:value="9.15004511400002" calcext:value-type="float">
            <text:p>9.150045114</text:p>
          </table:table-cell>
          <table:table-cell office:value-type="float" office:value="3457.77400957997" calcext:value-type="float">
            <text:p>3457.77400958</text:p>
          </table:table-cell>
        </table:table-row>
        <table:table-row table:style-name="ro1">
          <table:table-cell office:value-type="float" office:value="9.16739174600002" calcext:value-type="float">
            <text:p>9.167391746</text:p>
          </table:table-cell>
          <table:table-cell office:value-type="float" office:value="3458.88469877057" calcext:value-type="float">
            <text:p>3458.8846987706</text:p>
          </table:table-cell>
        </table:table-row>
        <table:table-row table:style-name="ro1">
          <table:table-cell office:value-type="float" office:value="9.18488003700008" calcext:value-type="float">
            <text:p>9.184880037</text:p>
          </table:table-cell>
          <table:table-cell office:value-type="float" office:value="3430.86697263802" calcext:value-type="float">
            <text:p>3430.866972638</text:p>
          </table:table-cell>
        </table:table-row>
        <table:table-row table:style-name="ro1">
          <table:table-cell office:value-type="float" office:value="9.20238129600011" calcext:value-type="float">
            <text:p>9.202381296</text:p>
          </table:table-cell>
          <table:table-cell office:value-type="float" office:value="3428.32478508572" calcext:value-type="float">
            <text:p>3428.3247850857</text:p>
          </table:table-cell>
        </table:table-row>
        <table:table-row table:style-name="ro1">
          <table:table-cell office:value-type="float" office:value="9.21987479600011" calcext:value-type="float">
            <text:p>9.219874796</text:p>
          </table:table-cell>
          <table:table-cell office:value-type="float" office:value="3429.84537113775" calcext:value-type="float">
            <text:p>3429.8453711378</text:p>
          </table:table-cell>
        </table:table-row>
        <table:table-row table:style-name="ro1">
          <table:table-cell office:value-type="float" office:value="9.23734439000009" calcext:value-type="float">
            <text:p>9.23734439</text:p>
          </table:table-cell>
          <table:table-cell office:value-type="float" office:value="3434.53889083402" calcext:value-type="float">
            <text:p>3434.538890834</text:p>
          </table:table-cell>
        </table:table-row>
        <table:table-row table:style-name="ro1">
          <table:table-cell office:value-type="float" office:value="9.25491559300008" calcext:value-type="float">
            <text:p>9.254915593</text:p>
          </table:table-cell>
          <table:table-cell office:value-type="float" office:value="3414.67798192525" calcext:value-type="float">
            <text:p>3414.6779819253</text:p>
          </table:table-cell>
        </table:table-row>
        <table:table-row table:style-name="ro1">
          <table:table-cell office:value-type="float" office:value="9.27250539000011" calcext:value-type="float">
            <text:p>9.27250539</text:p>
          </table:table-cell>
          <table:table-cell office:value-type="float" office:value="3411.06835968062" calcext:value-type="float">
            <text:p>3411.0683596806</text:p>
          </table:table-cell>
        </table:table-row>
        <table:table-row table:style-name="ro1">
          <table:table-cell office:value-type="float" office:value="9.29002919999994" calcext:value-type="float">
            <text:p>9.2900292</text:p>
          </table:table-cell>
          <table:table-cell office:value-type="float" office:value="3423.91295047044" calcext:value-type="float">
            <text:p>3423.9129504704</text:p>
          </table:table-cell>
        </table:table-row>
        <table:table-row table:style-name="ro1">
          <table:table-cell office:value-type="float" office:value="9.30743457900007" calcext:value-type="float">
            <text:p>9.307434579</text:p>
          </table:table-cell>
          <table:table-cell office:value-type="float" office:value="3447.21019861297" calcext:value-type="float">
            <text:p>3447.210198613</text:p>
          </table:table-cell>
        </table:table-row>
        <table:table-row table:style-name="ro1">
          <table:table-cell office:value-type="float" office:value="9.32489047600006" calcext:value-type="float">
            <text:p>9.324890476</text:p>
          </table:table-cell>
          <table:table-cell office:value-type="float" office:value="3437.23384710805" calcext:value-type="float">
            <text:p>3437.2338471081</text:p>
          </table:table-cell>
        </table:table-row>
        <table:table-row table:style-name="ro1">
          <table:table-cell office:value-type="float" office:value="9.34231543700003" calcext:value-type="float">
            <text:p>9.342315437</text:p>
          </table:table-cell>
          <table:table-cell office:value-type="float" office:value="3443.33625769008" calcext:value-type="float">
            <text:p>3443.3362576901</text:p>
          </table:table-cell>
        </table:table-row>
        <table:table-row table:style-name="ro1">
          <table:table-cell office:value-type="float" office:value="9.35982133099992" calcext:value-type="float">
            <text:p>9.359821331</text:p>
          </table:table-cell>
          <table:table-cell office:value-type="float" office:value="3427.41707452106" calcext:value-type="float">
            <text:p>3427.4170745211</text:p>
          </table:table-cell>
        </table:table-row>
        <table:table-row table:style-name="ro1">
          <table:table-cell office:value-type="float" office:value="9.37733982899999" calcext:value-type="float">
            <text:p>9.377339829</text:p>
          </table:table-cell>
          <table:table-cell office:value-type="float" office:value="3424.95115732825" calcext:value-type="float">
            <text:p>3424.9511573283</text:p>
          </table:table-cell>
        </table:table-row>
        <table:table-row table:style-name="ro1">
          <table:table-cell office:value-type="float" office:value="9.39489426299997" calcext:value-type="float">
            <text:p>9.394894263</text:p>
          </table:table-cell>
          <table:table-cell office:value-type="float" office:value="3417.93987775863" calcext:value-type="float">
            <text:p>3417.9398777586</text:p>
          </table:table-cell>
        </table:table-row>
        <table:table-row table:style-name="ro1">
          <table:table-cell office:value-type="float" office:value="9.41243109300012" calcext:value-type="float">
            <text:p>9.412431093</text:p>
          </table:table-cell>
          <table:table-cell office:value-type="float" office:value="3421.37090907958" calcext:value-type="float">
            <text:p>3421.3709090796</text:p>
          </table:table-cell>
        </table:table-row>
        <table:table-row table:style-name="ro1">
          <table:table-cell office:value-type="float" office:value="9.42989110400004" calcext:value-type="float">
            <text:p>9.429891104</text:p>
          </table:table-cell>
          <table:table-cell office:value-type="float" office:value="3436.42395186937" calcext:value-type="float">
            <text:p>3436.4239518694</text:p>
          </table:table-cell>
        </table:table-row>
        <table:table-row table:style-name="ro1">
          <table:table-cell office:value-type="float" office:value="9.447385854" calcext:value-type="float">
            <text:p>9.447385854</text:p>
          </table:table-cell>
          <table:table-cell office:value-type="float" office:value="3429.60030867012" calcext:value-type="float">
            <text:p>3429.6003086701</text:p>
          </table:table-cell>
        </table:table-row>
        <table:table-row table:style-name="ro1">
          <table:table-cell office:value-type="float" office:value="9.46486976999995" calcext:value-type="float">
            <text:p>9.46486977</text:p>
          </table:table-cell>
          <table:table-cell office:value-type="float" office:value="3431.72547844451" calcext:value-type="float">
            <text:p>3431.7254784445</text:p>
          </table:table-cell>
        </table:table-row>
        <table:table-row table:style-name="ro1">
          <table:table-cell office:value-type="float" office:value="9.48230420999994" calcext:value-type="float">
            <text:p>9.48230421</text:p>
          </table:table-cell>
          <table:table-cell office:value-type="float" office:value="3441.46413650457" calcext:value-type="float">
            <text:p>3441.4641365046</text:p>
          </table:table-cell>
        </table:table-row>
        <table:table-row table:style-name="ro1">
          <table:table-cell office:value-type="float" office:value="9.49967281900013" calcext:value-type="float">
            <text:p>9.499672819</text:p>
          </table:table-cell>
          <table:table-cell office:value-type="float" office:value="3454.50807254372" calcext:value-type="float">
            <text:p>3454.5080725437</text:p>
          </table:table-cell>
        </table:table-row>
        <table:table-row table:style-name="ro1">
          <table:table-cell office:value-type="float" office:value="9.51697789100012" calcext:value-type="float">
            <text:p>9.516977891</text:p>
          </table:table-cell>
          <table:table-cell office:value-type="float" office:value="3467.19158406291" calcext:value-type="float">
            <text:p>3467.1915840629</text:p>
          </table:table-cell>
        </table:table-row>
        <table:table-row table:style-name="ro1">
          <table:table-cell office:value-type="float" office:value="9.53446123399999" calcext:value-type="float">
            <text:p>9.534461234</text:p>
          </table:table-cell>
          <table:table-cell office:value-type="float" office:value="3431.83795001083" calcext:value-type="float">
            <text:p>3431.8379500108</text:p>
          </table:table-cell>
        </table:table-row>
        <table:table-row table:style-name="ro1">
          <table:table-cell office:value-type="float" office:value="9.55191119400001" calcext:value-type="float">
            <text:p>9.551911194</text:p>
          </table:table-cell>
          <table:table-cell office:value-type="float" office:value="3438.40329719525" calcext:value-type="float">
            <text:p>3438.4032971953</text:p>
          </table:table-cell>
        </table:table-row>
        <table:table-row table:style-name="ro1">
          <table:table-cell office:value-type="float" office:value="9.56934084199997" calcext:value-type="float">
            <text:p>9.569340842</text:p>
          </table:table-cell>
          <table:table-cell office:value-type="float" office:value="3442.41031144942" calcext:value-type="float">
            <text:p>3442.4103114494</text:p>
          </table:table-cell>
        </table:table-row>
        <table:table-row table:style-name="ro1">
          <table:table-cell office:value-type="float" office:value="9.58683194600008" calcext:value-type="float">
            <text:p>9.586831946</text:p>
          </table:table-cell>
          <table:table-cell office:value-type="float" office:value="3430.31520478379" calcext:value-type="float">
            <text:p>3430.3152047838</text:p>
          </table:table-cell>
        </table:table-row>
        <table:table-row table:style-name="ro1">
          <table:table-cell office:value-type="float" office:value="9.62196977000008" calcext:value-type="float">
            <text:p>9.62196977</text:p>
          </table:table-cell>
          <table:table-cell office:value-type="float" office:value="1707.56162931417" calcext:value-type="float">
            <text:p>1707.5616293142</text:p>
          </table:table-cell>
        </table:table-row>
        <table:table-row table:style-name="ro1">
          <table:table-cell office:value-type="float" office:value="9.63966174899997" calcext:value-type="float">
            <text:p>9.639661749</text:p>
          </table:table-cell>
          <table:table-cell office:value-type="float" office:value="3391.3673535542" calcext:value-type="float">
            <text:p>3391.3673535542</text:p>
          </table:table-cell>
        </table:table-row>
        <table:table-row table:style-name="ro1">
          <table:table-cell office:value-type="float" office:value="9.65705316999993" calcext:value-type="float">
            <text:p>9.65705317</text:p>
          </table:table-cell>
          <table:table-cell office:value-type="float" office:value="3449.97685928882" calcext:value-type="float">
            <text:p>3449.9768592888</text:p>
          </table:table-cell>
        </table:table-row>
        <table:table-row table:style-name="ro1">
          <table:table-cell office:value-type="float" office:value="9.674442924" calcext:value-type="float">
            <text:p>9.674442924</text:p>
          </table:table-cell>
          <table:table-cell office:value-type="float" office:value="3450.30757765353" calcext:value-type="float">
            <text:p>3450.3075776535</text:p>
          </table:table-cell>
        </table:table-row>
        <table:table-row table:style-name="ro1">
          <table:table-cell office:value-type="float" office:value="9.69196048499998" calcext:value-type="float">
            <text:p>9.691960485</text:p>
          </table:table-cell>
          <table:table-cell office:value-type="float" office:value="3425.13435518101" calcext:value-type="float">
            <text:p>3425.134355181</text:p>
          </table:table-cell>
        </table:table-row>
        <table:table-row table:style-name="ro1">
          <table:table-cell office:value-type="float" office:value="9.70948429500004" calcext:value-type="float">
            <text:p>9.709484295</text:p>
          </table:table-cell>
          <table:table-cell office:value-type="float" office:value="3423.91295042601" calcext:value-type="float">
            <text:p>3423.912950426</text:p>
          </table:table-cell>
        </table:table-row>
        <table:table-row table:style-name="ro1">
          <table:table-cell office:value-type="float" office:value="9.72696175300007" calcext:value-type="float">
            <text:p>9.726961753</text:p>
          </table:table-cell>
          <table:table-cell office:value-type="float" office:value="3432.99351655692" calcext:value-type="float">
            <text:p>3432.9935165569</text:p>
          </table:table-cell>
        </table:table-row>
        <table:table-row table:style-name="ro1">
          <table:table-cell office:value-type="float" office:value="9.74432916499995" calcext:value-type="float">
            <text:p>9.744329165</text:p>
          </table:table-cell>
          <table:table-cell office:value-type="float" office:value="3454.74616485158" calcext:value-type="float">
            <text:p>3454.7461648516</text:p>
          </table:table-cell>
        </table:table-row>
        <table:table-row table:style-name="ro1">
          <table:table-cell office:value-type="float" office:value="9.7617905300001" calcext:value-type="float">
            <text:p>9.76179053</text:p>
          </table:table-cell>
          <table:table-cell office:value-type="float" office:value="3436.1574825051" calcext:value-type="float">
            <text:p>3436.1574825051</text:p>
          </table:table-cell>
        </table:table-row>
        <table:table-row table:style-name="ro1">
          <table:table-cell office:value-type="float" office:value="9.77927517600006" calcext:value-type="float">
            <text:p>9.779275176</text:p>
          </table:table-cell>
          <table:table-cell office:value-type="float" office:value="3431.58220075757" calcext:value-type="float">
            <text:p>3431.5822007576</text:p>
          </table:table-cell>
        </table:table-row>
        <table:table-row table:style-name="ro1">
          <table:table-cell office:value-type="float" office:value="9.79670524099993" calcext:value-type="float">
            <text:p>9.796705241</text:p>
          </table:table-cell>
          <table:table-cell office:value-type="float" office:value="3442.3279546257" calcext:value-type="float">
            <text:p>3442.3279546257</text:p>
          </table:table-cell>
        </table:table-row>
        <table:table-row table:style-name="ro1">
          <table:table-cell office:value-type="float" office:value="9.81415983600004" calcext:value-type="float">
            <text:p>9.814159836</text:p>
          </table:table-cell>
          <table:table-cell office:value-type="float" office:value="3437.49024251758" calcext:value-type="float">
            <text:p>3437.4902425176</text:p>
          </table:table-cell>
        </table:table-row>
        <table:table-row table:style-name="ro1">
          <table:table-cell office:value-type="float" office:value="9.83164718900002" calcext:value-type="float">
            <text:p>9.831647189</text:p>
          </table:table-cell>
          <table:table-cell office:value-type="float" office:value="3431.05100011839" calcext:value-type="float">
            <text:p>3431.0510001184</text:p>
          </table:table-cell>
        </table:table-row>
        <table:table-row table:style-name="ro1">
          <table:table-cell office:value-type="float" office:value="9.84907480600009" calcext:value-type="float">
            <text:p>9.849074806</text:p>
          </table:table-cell>
          <table:table-cell office:value-type="float" office:value="3442.81148706507" calcext:value-type="float">
            <text:p>3442.8114870651</text:p>
          </table:table-cell>
        </table:table-row>
        <table:table-row table:style-name="ro1">
          <table:table-cell office:value-type="float" office:value="9.86657486800004" calcext:value-type="float">
            <text:p>9.866574868</text:p>
          </table:table-cell>
          <table:table-cell office:value-type="float" office:value="3428.55928168476" calcext:value-type="float">
            <text:p>3428.5592816848</text:p>
          </table:table-cell>
        </table:table-row>
        <table:table-row table:style-name="ro1">
          <table:table-cell office:value-type="float" office:value="9.88402753600008" calcext:value-type="float">
            <text:p>9.884027536</text:p>
          </table:table-cell>
          <table:table-cell office:value-type="float" office:value="3437.86978586241" calcext:value-type="float">
            <text:p>3437.8697858624</text:p>
          </table:table-cell>
        </table:table-row>
        <table:table-row table:style-name="ro1">
          <table:table-cell office:value-type="float" office:value="9.90156384700003" calcext:value-type="float">
            <text:p>9.901563847</text:p>
          </table:table-cell>
          <table:table-cell office:value-type="float" office:value="3421.47216710195" calcext:value-type="float">
            <text:p>3421.472167102</text:p>
          </table:table-cell>
        </table:table-row>
        <table:table-row table:style-name="ro1">
          <table:table-cell office:value-type="float" office:value="9.91896495700007" calcext:value-type="float">
            <text:p>9.918964957</text:p>
          </table:table-cell>
          <table:table-cell office:value-type="float" office:value="3448.0558998749" calcext:value-type="float">
            <text:p>3448.0558998749</text:p>
          </table:table-cell>
        </table:table-row>
        <table:table-row table:style-name="ro1">
          <table:table-cell office:value-type="float" office:value="9.93647345699992" calcext:value-type="float">
            <text:p>9.936473457</text:p>
          </table:table-cell>
          <table:table-cell office:value-type="float" office:value="3426.90693094884" calcext:value-type="float">
            <text:p>3426.9069309488</text:p>
          </table:table-cell>
        </table:table-row>
        <table:table-row table:style-name="ro1">
          <table:table-cell office:value-type="float" office:value="9.953892795" calcext:value-type="float">
            <text:p>9.953892795</text:p>
          </table:table-cell>
          <table:table-cell office:value-type="float" office:value="3444.44777406117" calcext:value-type="float">
            <text:p>3444.4477740612</text:p>
          </table:table-cell>
        </table:table-row>
        <table:table-row table:style-name="ro1">
          <table:table-cell office:value-type="float" office:value="9.97135129799995" calcext:value-type="float">
            <text:p>9.971351298</text:p>
          </table:table-cell>
          <table:table-cell office:value-type="float" office:value="3436.72077727365" calcext:value-type="float">
            <text:p>3436.7207772737</text:p>
          </table:table-cell>
        </table:table-row>
        <table:table-row table:style-name="ro1">
          <table:table-cell office:value-type="float" office:value="9.98883740399992" calcext:value-type="float">
            <text:p>9.988837404</text:p>
          </table:table-cell>
          <table:table-cell office:value-type="float" office:value="3431.29568127254" calcext:value-type="float">
            <text:p>3431.2956812726</text:p>
          </table:table-cell>
        </table:table-row>
        <table:table-row table:style-name="ro1">
          <table:table-cell office:value-type="float" office:value="10.00629523" calcext:value-type="float">
            <text:p>10.00629523</text:p>
          </table:table-cell>
          <table:table-cell office:value-type="float" office:value="3436.85405043062" calcext:value-type="float">
            <text:p>3436.8540504306</text:p>
          </table:table-cell>
        </table:table-row>
        <table:table-row table:style-name="ro1">
          <table:table-cell office:value-type="float" office:value="10.023799304" calcext:value-type="float">
            <text:p>10.023799304</text:p>
          </table:table-cell>
          <table:table-cell office:value-type="float" office:value="3427.77344290529" calcext:value-type="float">
            <text:p>3427.7734429053</text:p>
          </table:table-cell>
        </table:table-row>
        <table:table-row table:style-name="ro1">
          <table:table-cell office:value-type="float" office:value="10.041289472" calcext:value-type="float">
            <text:p>10.041289472</text:p>
          </table:table-cell>
          <table:table-cell office:value-type="float" office:value="3430.49878080175" calcext:value-type="float">
            <text:p>3430.4987808018</text:p>
          </table:table-cell>
        </table:table-row>
        <table:table-row table:style-name="ro1">
          <table:table-cell office:value-type="float" office:value="10.0587754210001" calcext:value-type="float">
            <text:p>10.058775421</text:p>
          </table:table-cell>
          <table:table-cell office:value-type="float" office:value="3431.32648961964" calcext:value-type="float">
            <text:p>3431.3264896197</text:p>
          </table:table-cell>
        </table:table-row>
        <table:table-row table:style-name="ro1">
          <table:table-cell office:value-type="float" office:value="10.076265225" calcext:value-type="float">
            <text:p>10.076265225</text:p>
          </table:table-cell>
          <table:table-cell office:value-type="float" office:value="3430.57017677684" calcext:value-type="float">
            <text:p>3430.5701767769</text:p>
          </table:table-cell>
        </table:table-row>
        <table:table-row table:style-name="ro1">
          <table:table-cell office:value-type="float" office:value="10.093655502" calcext:value-type="float">
            <text:p>10.093655502</text:p>
          </table:table-cell>
          <table:table-cell office:value-type="float" office:value="3450.20381216389" calcext:value-type="float">
            <text:p>3450.2038121639</text:p>
          </table:table-cell>
        </table:table-row>
        <table:table-row table:style-name="ro1">
          <table:table-cell office:value-type="float" office:value="10.111120515" calcext:value-type="float">
            <text:p>10.111120515</text:p>
          </table:table-cell>
          <table:table-cell office:value-type="float" office:value="3435.43975604416" calcext:value-type="float">
            <text:p>3435.4397560442</text:p>
          </table:table-cell>
        </table:table-row>
        <table:table-row table:style-name="ro1">
          <table:table-cell office:value-type="float" office:value="10.128578132" calcext:value-type="float">
            <text:p>10.128578132</text:p>
          </table:table-cell>
          <table:table-cell office:value-type="float" office:value="3436.89519594978" calcext:value-type="float">
            <text:p>3436.8951959498</text:p>
          </table:table-cell>
        </table:table-row>
        <table:table-row table:style-name="ro1">
          <table:table-cell office:value-type="float" office:value="10.1463744309999" calcext:value-type="float">
            <text:p>10.146374431</text:p>
          </table:table-cell>
          <table:table-cell office:value-type="float" office:value="3371.48752110727" calcext:value-type="float">
            <text:p>3371.4875211073</text:p>
          </table:table-cell>
        </table:table-row>
        <table:table-row table:style-name="ro1">
          <table:table-cell office:value-type="float" office:value="10.1634798269999" calcext:value-type="float">
            <text:p>10.163479827</text:p>
          </table:table-cell>
          <table:table-cell office:value-type="float" office:value="3507.66506661887" calcext:value-type="float">
            <text:p>3507.6650666189</text:p>
          </table:table-cell>
        </table:table-row>
        <table:table-row table:style-name="ro1">
          <table:table-cell office:value-type="float" office:value="10.180983275" calcext:value-type="float">
            <text:p>10.180983275</text:p>
          </table:table-cell>
          <table:table-cell office:value-type="float" office:value="3427.89603509883" calcext:value-type="float">
            <text:p>3427.8960350988</text:p>
          </table:table-cell>
        </table:table-row>
        <table:table-row table:style-name="ro1">
          <table:table-cell office:value-type="float" office:value="10.1984510489999" calcext:value-type="float">
            <text:p>10.198451049</text:p>
          </table:table-cell>
          <table:table-cell office:value-type="float" office:value="3434.89674187186" calcext:value-type="float">
            <text:p>3434.8967418719</text:p>
          </table:table-cell>
        </table:table-row>
        <table:table-row table:style-name="ro1">
          <table:table-cell office:value-type="float" office:value="10.2158752820001" calcext:value-type="float">
            <text:p>10.215875282</text:p>
          </table:table-cell>
          <table:table-cell office:value-type="float" office:value="3443.4801233123" calcext:value-type="float">
            <text:p>3443.4801233123</text:p>
          </table:table-cell>
        </table:table-row>
        <table:table-row table:style-name="ro1">
          <table:table-cell office:value-type="float" office:value="10.2333723250001" calcext:value-type="float">
            <text:p>10.233372325</text:p>
          </table:table-cell>
          <table:table-cell office:value-type="float" office:value="3429.15085708103" calcext:value-type="float">
            <text:p>3429.150857081</text:p>
          </table:table-cell>
        </table:table-row>
        <table:table-row table:style-name="ro1">
          <table:table-cell office:value-type="float" office:value="10.250892544" calcext:value-type="float">
            <text:p>10.250892544</text:p>
          </table:table-cell>
          <table:table-cell office:value-type="float" office:value="3424.61472659485" calcext:value-type="float">
            <text:p>3424.6147265949</text:p>
          </table:table-cell>
        </table:table-row>
        <table:table-row table:style-name="ro1">
          <table:table-cell office:value-type="float" office:value="10.268250218" calcext:value-type="float">
            <text:p>10.268250218</text:p>
          </table:table-cell>
          <table:table-cell office:value-type="float" office:value="3456.6843460518" calcext:value-type="float">
            <text:p>3456.6843460518</text:p>
          </table:table-cell>
        </table:table-row>
        <table:table-row table:style-name="ro1">
          <table:table-cell office:value-type="float" office:value="10.285708721" calcext:value-type="float">
            <text:p>10.285708721</text:p>
          </table:table-cell>
          <table:table-cell office:value-type="float" office:value="3436.72077727365" calcext:value-type="float">
            <text:p>3436.7207772737</text:p>
          </table:table-cell>
        </table:table-row>
        <table:table-row table:style-name="ro1">
          <table:table-cell office:value-type="float" office:value="10.303126758" calcext:value-type="float">
            <text:p>10.303126758</text:p>
          </table:table-cell>
          <table:table-cell office:value-type="float" office:value="3444.70504914544" calcext:value-type="float">
            <text:p>3444.7050491455</text:p>
          </table:table-cell>
        </table:table-row>
        <table:table-row table:style-name="ro1">
          <table:table-cell office:value-type="float" office:value="10.3205412520001" calcext:value-type="float">
            <text:p>10.320541252</text:p>
          </table:table-cell>
          <table:table-cell office:value-type="float" office:value="3445.40587854486" calcext:value-type="float">
            <text:p>3445.4058785449</text:p>
          </table:table-cell>
        </table:table-row>
        <table:table-row table:style-name="ro1">
          <table:table-cell office:value-type="float" office:value="10.3380522530001" calcext:value-type="float">
            <text:p>10.338052253</text:p>
          </table:table-cell>
          <table:table-cell office:value-type="float" office:value="3426.41748464243" calcext:value-type="float">
            <text:p>3426.4174846424</text:p>
          </table:table-cell>
        </table:table-row>
        <table:table-row table:style-name="ro1">
          <table:table-cell office:value-type="float" office:value="10.355513255" calcext:value-type="float">
            <text:p>10.355513255</text:p>
          </table:table-cell>
          <table:table-cell office:value-type="float" office:value="3436.22891746848" calcext:value-type="float">
            <text:p>3436.2289174685</text:p>
          </table:table-cell>
        </table:table-row>
        <table:table-row table:style-name="ro1">
          <table:table-cell office:value-type="float" office:value="10.373002694" calcext:value-type="float">
            <text:p>10.373002694</text:p>
          </table:table-cell>
          <table:table-cell office:value-type="float" office:value="3430.64177187677" calcext:value-type="float">
            <text:p>3430.6417718768</text:p>
          </table:table-cell>
        </table:table-row>
        <table:table-row table:style-name="ro1">
          <table:table-cell office:value-type="float" office:value="10.3904023980001" calcext:value-type="float">
            <text:p>10.390402398</text:p>
          </table:table-cell>
          <table:table-cell office:value-type="float" office:value="3448.33452336676" calcext:value-type="float">
            <text:p>3448.3345233668</text:p>
          </table:table-cell>
        </table:table-row>
        <table:table-row table:style-name="ro1">
          <table:table-cell office:value-type="float" office:value="10.4078476730001" calcext:value-type="float">
            <text:p>10.407847673</text:p>
          </table:table-cell>
          <table:table-cell office:value-type="float" office:value="3439.32669447744" calcext:value-type="float">
            <text:p>3439.3266944774</text:p>
          </table:table-cell>
        </table:table-row>
        <table:table-row table:style-name="ro1">
          <table:table-cell office:value-type="float" office:value="10.4253707560001" calcext:value-type="float">
            <text:p>10.425370756</text:p>
          </table:table-cell>
          <table:table-cell office:value-type="float" office:value="3424.05500219054" calcext:value-type="float">
            <text:p>3424.0550021906</text:p>
          </table:table-cell>
        </table:table-row>
        <table:table-row table:style-name="ro1">
          <table:table-cell office:value-type="float" office:value="10.442674631" calcext:value-type="float">
            <text:p>10.442674631</text:p>
          </table:table-cell>
          <table:table-cell office:value-type="float" office:value="3467.43142794663" calcext:value-type="float">
            <text:p>3467.4314279466</text:p>
          </table:table-cell>
        </table:table-row>
        <table:table-row table:style-name="ro1">
          <table:table-cell office:value-type="float" office:value="10.460150998" calcext:value-type="float">
            <text:p>10.460150998</text:p>
          </table:table-cell>
          <table:table-cell office:value-type="float" office:value="3433.20782861198" calcext:value-type="float">
            <text:p>3433.207828612</text:p>
          </table:table-cell>
        </table:table-row>
        <table:table-row table:style-name="ro1">
          <table:table-cell office:value-type="float" office:value="10.4775377850001" calcext:value-type="float">
            <text:p>10.477537785</text:p>
          </table:table-cell>
          <table:table-cell office:value-type="float" office:value="3450.89636168729" calcext:value-type="float">
            <text:p>3450.8963616873</text:p>
          </table:table-cell>
        </table:table-row>
        <table:table-row table:style-name="ro1">
          <table:table-cell office:value-type="float" office:value="10.4950143599999" calcext:value-type="float">
            <text:p>10.49501436</text:p>
          </table:table-cell>
          <table:table-cell office:value-type="float" office:value="3433.16696781964" calcext:value-type="float">
            <text:p>3433.1669678196</text:p>
          </table:table-cell>
        </table:table-row>
        <table:table-row table:style-name="ro1">
          <table:table-cell office:value-type="float" office:value="10.512558119" calcext:value-type="float">
            <text:p>10.512558119</text:p>
          </table:table-cell>
          <table:table-cell office:value-type="float" office:value="3420.01962063481" calcext:value-type="float">
            <text:p>3420.0196206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0" meta:object-count="0"/>
    <meta:generator>LibreOffice/4.3.3.2$Linux_ARM_EABI LibreOffice_project/430m0$Build-2</meta:generator>
  </office:meta>
</office:document-meta>
</file>